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ch-for-tokens" table:style-name="ta1">
        <table:shapes>
          <draw:frame draw:z-index="0" draw:style-name="gr1" draw:text-style-name="P1" svg:width="562.82pt" svg:height="316.43pt" svg:x="255.06pt" svg:y="24.58pt">
            <draw:object draw:notify-on-update-of-ranges="'bch-for-tokens'.A1:'bch-for-tokens'.A1 'bch-for-tokens'.A2:'bch-for-tokens'.A101 'bch-for-tokens'.B1:'bch-for-tokens'.B1 'bch-for-tokens'.B2:'bch-for-tokens'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CH Balance</text:p>
          </table:table-cell>
          <table:table-cell office:value-type="string" calcext:value-type="string">
            <text:p>Token Balance</text:p>
          </table:table-cell>
          <table:table-cell office:value-type="string" calcext:value-type="string">
            <text:p>Tokens Sent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24141.63618697" calcext:value-type="float">
            <text:p>-24141.63618697</text:p>
          </table:table-cell>
          <table:table-cell office:value-type="float" office:value="3465.66840234" calcext:value-type="float">
            <text:p>3465.6684023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22114.28814618" calcext:value-type="float">
            <text:p>-22114.28814618</text:p>
          </table:table-cell>
          <table:table-cell office:value-type="float" office:value="2027.28054033" calcext:value-type="float">
            <text:p>2027.2805403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20675.86653383" calcext:value-type="float">
            <text:p>-20675.86653383</text:p>
          </table:table-cell>
          <table:table-cell office:value-type="float" office:value="1438.37661214" calcext:value-type="float">
            <text:p>1438.3766121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19560.14202722" calcext:value-type="float">
            <text:p>-19560.14202722</text:p>
          </table:table-cell>
          <table:table-cell office:value-type="float" office:value="1115.69075649" calcext:value-type="float">
            <text:p>1115.6907564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18648.52974323" calcext:value-type="float">
            <text:p>-18648.52974323</text:p>
          </table:table-cell>
          <table:table-cell office:value-type="float" office:value="911.58528391" calcext:value-type="float">
            <text:p>911.5852839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17877.77312979" calcext:value-type="float">
            <text:p>-17877.77312979</text:p>
          </table:table-cell>
          <table:table-cell office:value-type="float" office:value="770.73411338" calcext:value-type="float">
            <text:p>770.7341133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17210.11375595" calcext:value-type="float">
            <text:p>-17210.11375595</text:p>
          </table:table-cell>
          <table:table-cell office:value-type="float" office:value="667.64008808" calcext:value-type="float">
            <text:p>667.64008808</text:p>
          </table:table-cell>
        </table:table-row>
        <table:table-row table:style-name="ro1">
          <table:table-cell office:value-type="float" office:value="0.89999999" calcext:value-type="float">
            <text:p>0.89999999</text:p>
          </table:table-cell>
          <table:table-cell office:value-type="float" office:value="-16621.19670266" calcext:value-type="float">
            <text:p>-16621.19670266</text:p>
          </table:table-cell>
          <table:table-cell office:value-type="float" office:value="588.90017823" calcext:value-type="float">
            <text:p>588.90017823</text:p>
          </table:table-cell>
        </table:table-row>
        <table:table-row table:style-name="ro1">
          <table:table-cell office:value-type="float" office:value="0.99999999" calcext:value-type="float">
            <text:p>0.99999999</text:p>
          </table:table-cell>
          <table:table-cell office:value-type="float" office:value="-16094.39262436" calcext:value-type="float">
            <text:p>-16094.39262436</text:p>
          </table:table-cell>
          <table:table-cell office:value-type="float" office:value="526.78907827" calcext:value-type="float">
            <text:p>526.78907827</text:p>
          </table:table-cell>
        </table:table-row>
        <table:table-row table:style-name="ro1">
          <table:table-cell office:value-type="float" office:value="1.09999999" calcext:value-type="float">
            <text:p>1.09999999</text:p>
          </table:table-cell>
          <table:table-cell office:value-type="float" office:value="-15617.84049807" calcext:value-type="float">
            <text:p>-15617.84049807</text:p>
          </table:table-cell>
          <table:table-cell office:value-type="float" office:value="476.53862627" calcext:value-type="float">
            <text:p>476.5386262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15182.78259039" calcext:value-type="float">
            <text:p>-15182.78259039</text:p>
          </table:table-cell>
          <table:table-cell office:value-type="float" office:value="435.04563493" calcext:value-type="float">
            <text:p>435.0456349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14782.56818663" calcext:value-type="float">
            <text:p>-14782.56818663</text:p>
          </table:table-cell>
          <table:table-cell office:value-type="float" office:value="400.20315374" calcext:value-type="float">
            <text:p>400.2031537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14412.02758411" calcext:value-type="float">
            <text:p>-14412.02758411</text:p>
          </table:table-cell>
          <table:table-cell office:value-type="float" office:value="370.5302179" calcext:value-type="float">
            <text:p>370.530217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14067.06258381" calcext:value-type="float">
            <text:p>-14067.06258381</text:p>
          </table:table-cell>
          <table:table-cell office:value-type="float" office:value="344.95535742" calcext:value-type="float">
            <text:p>344.9553574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13744.36941562" calcext:value-type="float">
            <text:p>-13744.36941562</text:p>
          </table:table-cell>
          <table:table-cell office:value-type="float" office:value="322.68416817" calcext:value-type="float">
            <text:p>322.6841681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13441.24581022" calcext:value-type="float">
            <text:p>-13441.24581022</text:p>
          </table:table-cell>
          <table:table-cell office:value-type="float" office:value="303.11516789" calcext:value-type="float">
            <text:p>303.1151678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13155.45329984" calcext:value-type="float">
            <text:p>-13155.45329984</text:p>
          </table:table-cell>
          <table:table-cell office:value-type="float" office:value="285.78456919" calcext:value-type="float">
            <text:p>285.7845691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12885.11679875" calcext:value-type="float">
            <text:p>-12885.11679875</text:p>
          </table:table-cell>
          <table:table-cell office:value-type="float" office:value="270.32900108" calcext:value-type="float">
            <text:p>270.32900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2628.64997155" calcext:value-type="float">
            <text:p>-12628.64997155</text:p>
          </table:table-cell>
          <table:table-cell office:value-type="float" office:value="256.45972193" calcext:value-type="float">
            <text:p>256.4597219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12384.69882927" calcext:value-type="float">
            <text:p>-12384.69882927</text:p>
          </table:table-cell>
          <table:table-cell office:value-type="float" office:value="243.94439227" calcext:value-type="float">
            <text:p>243.9443922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12152.09845889" calcext:value-type="float">
            <text:p>-12152.09845889</text:p>
          </table:table-cell>
          <table:table-cell office:value-type="float" office:value="232.5939418" calcext:value-type="float">
            <text:p>232.593941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11929.83937924" calcext:value-type="float">
            <text:p>-11929.83937924</text:p>
          </table:table-cell>
          <table:table-cell office:value-type="float" office:value="222.25294328" calcext:value-type="float">
            <text:p>222.2529432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11717.04106258" calcext:value-type="float">
            <text:p>-11717.04106258</text:p>
          </table:table-cell>
          <table:table-cell office:value-type="float" office:value="212.79244709" calcext:value-type="float">
            <text:p>212.7924470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11512.93086498" calcext:value-type="float">
            <text:p>-11512.93086498</text:p>
          </table:table-cell>
          <table:table-cell office:value-type="float" office:value="204.10457259" calcext:value-type="float">
            <text:p>204.1045725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11316.82709152" calcext:value-type="float">
            <text:p>-11316.82709152</text:p>
          </table:table-cell>
          <table:table-cell office:value-type="float" office:value="196.09837345" calcext:value-type="float">
            <text:p>196.0983734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11128.1252593" calcext:value-type="float">
            <text:p>-11128.1252593</text:p>
          </table:table-cell>
          <table:table-cell office:value-type="float" office:value="188.69663991" calcext:value-type="float">
            <text:p>188.6966399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10946.28685987" calcext:value-type="float">
            <text:p>-10946.28685987</text:p>
          </table:table-cell>
          <table:table-cell office:value-type="float" office:value="181.83339942" calcext:value-type="float">
            <text:p>181.8333994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10770.83009456" calcext:value-type="float">
            <text:p>-10770.83009456</text:p>
          </table:table-cell>
          <table:table-cell office:value-type="float" office:value="175.45194388" calcext:value-type="float">
            <text:p>175.451943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0601.32218101" calcext:value-type="float">
            <text:p>-10601.32218101</text:p>
          </table:table-cell>
          <table:table-cell office:value-type="float" office:value="169.50325837" calcext:value-type="float">
            <text:p>169.5032583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10437.37292173" calcext:value-type="float">
            <text:p>-10437.37292173</text:p>
          </table:table-cell>
          <table:table-cell office:value-type="float" office:value="163.94475927" calcext:value-type="float">
            <text:p>163.9447592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-10278.62929407" calcext:value-type="float">
            <text:p>-10278.62929407</text:p>
          </table:table-cell>
          <table:table-cell office:value-type="float" office:value="158.73927282" calcext:value-type="float">
            <text:p>158.7392728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-10124.77087289" calcext:value-type="float">
            <text:p>-10124.77087289</text:p>
          </table:table-cell>
          <table:table-cell office:value-type="float" office:value="153.85420242" calcext:value-type="float">
            <text:p>153.8542024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-9975.50593683" calcext:value-type="float">
            <text:p>-9975.50593683</text:p>
          </table:table-cell>
          <table:table-cell office:value-type="float" office:value="149.26084515" calcext:value-type="float">
            <text:p>149.2608451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9830.56813901" calcext:value-type="float">
            <text:p>-9830.56813901</text:p>
          </table:table-cell>
          <table:table-cell office:value-type="float" office:value="144.93382722" calcext:value-type="float">
            <text:p>144.9338272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9689.71364704" calcext:value-type="float">
            <text:p>-9689.71364704</text:p>
          </table:table-cell>
          <table:table-cell office:value-type="float" office:value="140.85063482" calcext:value-type="float">
            <text:p>140.8506348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9552.71867475" calcext:value-type="float">
            <text:p>-9552.71867475</text:p>
          </table:table-cell>
          <table:table-cell office:value-type="float" office:value="136.99122229" calcext:value-type="float">
            <text:p>136.9912222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9419.37734332" calcext:value-type="float">
            <text:p>-9419.37734332</text:p>
          </table:table-cell>
          <table:table-cell office:value-type="float" office:value="133.33768276" calcext:value-type="float">
            <text:p>133.3376827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-9289.49982021" calcext:value-type="float">
            <text:p>-9289.49982021</text:p>
          </table:table-cell>
          <table:table-cell office:value-type="float" office:value="129.87397046" calcext:value-type="float">
            <text:p>129.873970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162.91069375" calcext:value-type="float">
            <text:p>-9162.91069375</text:p>
          </table:table-cell>
          <table:table-cell office:value-type="float" office:value="126.58566492" calcext:value-type="float">
            <text:p>126.58566492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9039.44754848" calcext:value-type="float">
            <text:p>-9039.44754848</text:p>
          </table:table-cell>
          <table:table-cell office:value-type="float" office:value="123.45977026" calcext:value-type="float">
            <text:p>123.4597702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8918.95971219" calcext:value-type="float">
            <text:p>-8918.95971219</text:p>
          </table:table-cell>
          <table:table-cell office:value-type="float" office:value="120.4845436" calcext:value-type="float">
            <text:p>120.484543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8801.30715038" calcext:value-type="float">
            <text:p>-8801.30715038</text:p>
          </table:table-cell>
          <table:table-cell office:value-type="float" office:value="117.64934751" calcext:value-type="float">
            <text:p>117.6493475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8686.35948791" calcext:value-type="float">
            <text:p>-8686.35948791</text:p>
          </table:table-cell>
          <table:table-cell office:value-type="float" office:value="114.94452294" calcext:value-type="float">
            <text:p>114.9445229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8573.99514047" calcext:value-type="float">
            <text:p>-8573.99514047</text:p>
          </table:table-cell>
          <table:table-cell office:value-type="float" office:value="112.36127925" calcext:value-type="float">
            <text:p>112.36127925</text:p>
          </table:table-cell>
        </table:table-row>
        <table:table-row table:style-name="ro1">
          <table:table-cell office:value-type="float" office:value="4.59999999" calcext:value-type="float">
            <text:p>4.59999999</text:p>
          </table:table-cell>
          <table:table-cell office:value-type="float" office:value="-8464.10054165" calcext:value-type="float">
            <text:p>-8464.10054165</text:p>
          </table:table-cell>
          <table:table-cell office:value-type="float" office:value="109.89159881" calcext:value-type="float">
            <text:p>109.89159881</text:p>
          </table:table-cell>
        </table:table-row>
        <table:table-row table:style-name="ro1">
          <table:table-cell office:value-type="float" office:value="4.69999999" calcext:value-type="float">
            <text:p>4.69999999</text:p>
          </table:table-cell>
          <table:table-cell office:value-type="float" office:value="-8356.56945311" calcext:value-type="float">
            <text:p>-8356.56945311</text:p>
          </table:table-cell>
          <table:table-cell office:value-type="float" office:value="107.52815376" calcext:value-type="float">
            <text:p>107.52815376</text:p>
          </table:table-cell>
        </table:table-row>
        <table:table-row table:style-name="ro1">
          <table:table-cell office:value-type="float" office:value="4.79999999" calcext:value-type="float">
            <text:p>4.79999999</text:p>
          </table:table-cell>
          <table:table-cell office:value-type="float" office:value="-8251.30234728" calcext:value-type="float">
            <text:p>-8251.30234728</text:p>
          </table:table-cell>
          <table:table-cell office:value-type="float" office:value="105.26423348" calcext:value-type="float">
            <text:p>105.26423348</text:p>
          </table:table-cell>
        </table:table-row>
        <table:table-row table:style-name="ro1">
          <table:table-cell office:value-type="float" office:value="4.89999999" calcext:value-type="float">
            <text:p>4.89999999</text:p>
          </table:table-cell>
          <table:table-cell office:value-type="float" office:value="-8148.20585387" calcext:value-type="float">
            <text:p>-8148.20585387</text:p>
          </table:table-cell>
          <table:table-cell office:value-type="float" office:value="103.09368091" calcext:value-type="float">
            <text:p>103.09368091</text:p>
          </table:table-cell>
        </table:table-row>
        <table:table-row table:style-name="ro1">
          <table:table-cell office:value-type="float" office:value="4.99999999" calcext:value-type="float">
            <text:p>4.99999999</text:p>
          </table:table-cell>
          <table:table-cell office:value-type="float" office:value="-8047.19226218" calcext:value-type="float">
            <text:p>-8047.19226218</text:p>
          </table:table-cell>
          <table:table-cell office:value-type="float" office:value="101.01083658" calcext:value-type="float">
            <text:p>101.01083658</text:p>
          </table:table-cell>
        </table:table-row>
        <table:table-row table:style-name="ro1">
          <table:table-cell office:value-type="float" office:value="5.09999999" calcext:value-type="float">
            <text:p>5.09999999</text:p>
          </table:table-cell>
          <table:table-cell office:value-type="float" office:value="-7948.17907275" calcext:value-type="float">
            <text:p>-7948.17907275</text:p>
          </table:table-cell>
          <table:table-cell office:value-type="float" office:value="99.01048942" calcext:value-type="float">
            <text:p>99.01048942</text:p>
          </table:table-cell>
        </table:table-row>
        <table:table-row table:style-name="ro1">
          <table:table-cell office:value-type="float" office:value="5.19999999" calcext:value-type="float">
            <text:p>5.19999999</text:p>
          </table:table-cell>
          <table:table-cell office:value-type="float" office:value="-7851.08859256" calcext:value-type="float">
            <text:p>-7851.08859256</text:p>
          </table:table-cell>
          <table:table-cell office:value-type="float" office:value="97.08783313" calcext:value-type="float">
            <text:p>97.08783313</text:p>
          </table:table-cell>
        </table:table-row>
        <table:table-row table:style-name="ro1">
          <table:table-cell office:value-type="float" office:value="5.29999999" calcext:value-type="float">
            <text:p>5.29999999</text:p>
          </table:table-cell>
          <table:table-cell office:value-type="float" office:value="-7755.84756873" calcext:value-type="float">
            <text:p>-7755.84756873</text:p>
          </table:table-cell>
          <table:table-cell office:value-type="float" office:value="95.23842768" calcext:value-type="float">
            <text:p>95.23842768</text:p>
          </table:table-cell>
        </table:table-row>
        <table:table-row table:style-name="ro1">
          <table:table-cell office:value-type="float" office:value="5.39999999" calcext:value-type="float">
            <text:p>5.39999999</text:p>
          </table:table-cell>
          <table:table-cell office:value-type="float" office:value="-7662.3868565" calcext:value-type="float">
            <text:p>-7662.3868565</text:p>
          </table:table-cell>
          <table:table-cell office:value-type="float" office:value="93.45816506" calcext:value-type="float">
            <text:p>93.45816506</text:p>
          </table:table-cell>
        </table:table-row>
        <table:table-row table:style-name="ro1">
          <table:table-cell office:value-type="float" office:value="5.49999999" calcext:value-type="float">
            <text:p>5.49999999</text:p>
          </table:table-cell>
          <table:table-cell office:value-type="float" office:value="-7570.6411177" calcext:value-type="float">
            <text:p>-7570.6411177</text:p>
          </table:table-cell>
          <table:table-cell office:value-type="float" office:value="91.74323879" calcext:value-type="float">
            <text:p>91.74323879</text:p>
          </table:table-cell>
        </table:table-row>
        <table:table-row table:style-name="ro1">
          <table:table-cell office:value-type="float" office:value="5.59999999" calcext:value-type="float">
            <text:p>5.59999999</text:p>
          </table:table-cell>
          <table:table-cell office:value-type="float" office:value="-7480.54854636" calcext:value-type="float">
            <text:p>-7480.54854636</text:p>
          </table:table-cell>
          <table:table-cell office:value-type="float" office:value="90.09011679" calcext:value-type="float">
            <text:p>90.09011679</text:p>
          </table:table-cell>
        </table:table-row>
        <table:table-row table:style-name="ro1">
          <table:table-cell office:value-type="float" office:value="5.69999999" calcext:value-type="float">
            <text:p>5.69999999</text:p>
          </table:table-cell>
          <table:table-cell office:value-type="float" office:value="-7392.05061857" calcext:value-type="float">
            <text:p>-7392.05061857</text:p>
          </table:table-cell>
          <table:table-cell office:value-type="float" office:value="88.49551707" calcext:value-type="float">
            <text:p>88.49551707</text:p>
          </table:table-cell>
        </table:table-row>
        <table:table-row table:style-name="ro1">
          <table:table-cell office:value-type="float" office:value="5.79999999" calcext:value-type="float">
            <text:p>5.79999999</text:p>
          </table:table-cell>
          <table:table-cell office:value-type="float" office:value="-7305.09186417" calcext:value-type="float">
            <text:p>-7305.09186417</text:p>
          </table:table-cell>
          <table:table-cell office:value-type="float" office:value="86.95638597" calcext:value-type="float">
            <text:p>86.95638597</text:p>
          </table:table-cell>
        </table:table-row>
        <table:table-row table:style-name="ro1">
          <table:table-cell office:value-type="float" office:value="5.89999999" calcext:value-type="float">
            <text:p>5.89999999</text:p>
          </table:table-cell>
          <table:table-cell office:value-type="float" office:value="-7219.61965792" calcext:value-type="float">
            <text:p>-7219.61965792</text:p>
          </table:table-cell>
          <table:table-cell office:value-type="float" office:value="85.46987866" calcext:value-type="float">
            <text:p>85.46987866</text:p>
          </table:table-cell>
        </table:table-row>
        <table:table-row table:style-name="ro1">
          <table:table-cell office:value-type="float" office:value="5.99999999" calcext:value-type="float">
            <text:p>5.99999999</text:p>
          </table:table-cell>
          <table:table-cell office:value-type="float" office:value="-7135.58402821" calcext:value-type="float">
            <text:p>-7135.58402821</text:p>
          </table:table-cell>
          <table:table-cell office:value-type="float" office:value="84.03334158" calcext:value-type="float">
            <text:p>84.03334158</text:p>
          </table:table-cell>
        </table:table-row>
        <table:table-row table:style-name="ro1">
          <table:table-cell office:value-type="float" office:value="6.09999999" calcext:value-type="float">
            <text:p>6.09999999</text:p>
          </table:table-cell>
          <table:table-cell office:value-type="float" office:value="-7052.93748156" calcext:value-type="float">
            <text:p>-7052.93748156</text:p>
          </table:table-cell>
          <table:table-cell office:value-type="float" office:value="82.64429663" calcext:value-type="float">
            <text:p>82.64429663</text:p>
          </table:table-cell>
        </table:table-row>
        <table:table-row table:style-name="ro1">
          <table:table-cell office:value-type="float" office:value="6.19999999" calcext:value-type="float">
            <text:p>6.19999999</text:p>
          </table:table-cell>
          <table:table-cell office:value-type="float" office:value="-6971.63484151" calcext:value-type="float">
            <text:p>-6971.63484151</text:p>
          </table:table-cell>
          <table:table-cell office:value-type="float" office:value="81.30042693" calcext:value-type="float">
            <text:p>81.30042693</text:p>
          </table:table-cell>
        </table:table-row>
        <table:table-row table:style-name="ro1">
          <table:table-cell office:value-type="float" office:value="6.29999999" calcext:value-type="float">
            <text:p>6.29999999</text:p>
          </table:table-cell>
          <table:table-cell office:value-type="float" office:value="-6891.63310022" calcext:value-type="float">
            <text:p>-6891.63310022</text:p>
          </table:table-cell>
          <table:table-cell office:value-type="float" office:value="79.99956387" calcext:value-type="float">
            <text:p>79.99956387</text:p>
          </table:table-cell>
        </table:table-row>
        <table:table-row table:style-name="ro1">
          <table:table-cell office:value-type="float" office:value="6.39999999" calcext:value-type="float">
            <text:p>6.39999999</text:p>
          </table:table-cell>
          <table:table-cell office:value-type="float" office:value="-6812.89128189" calcext:value-type="float">
            <text:p>-6812.89128189</text:p>
          </table:table-cell>
          <table:table-cell office:value-type="float" office:value="78.73967546" calcext:value-type="float">
            <text:p>78.73967546</text:p>
          </table:table-cell>
        </table:table-row>
        <table:table-row table:style-name="ro1">
          <table:table-cell office:value-type="float" office:value="6.49999999" calcext:value-type="float">
            <text:p>6.49999999</text:p>
          </table:table-cell>
          <table:table-cell office:value-type="float" office:value="-6735.37031676" calcext:value-type="float">
            <text:p>-6735.37031676</text:p>
          </table:table-cell>
          <table:table-cell office:value-type="float" office:value="77.51885575" calcext:value-type="float">
            <text:p>77.51885575</text:p>
          </table:table-cell>
        </table:table-row>
        <table:table-row table:style-name="ro1">
          <table:table-cell office:value-type="float" office:value="6.59999999" calcext:value-type="float">
            <text:p>6.59999999</text:p>
          </table:table-cell>
          <table:table-cell office:value-type="float" office:value="-6659.03292464" calcext:value-type="float">
            <text:p>-6659.03292464</text:p>
          </table:table-cell>
          <table:table-cell office:value-type="float" office:value="76.33531519" calcext:value-type="float">
            <text:p>76.33531519</text:p>
          </table:table-cell>
        </table:table-row>
        <table:table-row table:style-name="ro1">
          <table:table-cell office:value-type="float" office:value="6.69999999" calcext:value-type="float">
            <text:p>6.69999999</text:p>
          </table:table-cell>
          <table:table-cell office:value-type="float" office:value="-6583.84350729" calcext:value-type="float">
            <text:p>-6583.84350729</text:p>
          </table:table-cell>
          <table:table-cell office:value-type="float" office:value="75.18737188" calcext:value-type="float">
            <text:p>75.18737188</text:p>
          </table:table-cell>
        </table:table-row>
        <table:table-row table:style-name="ro1">
          <table:table-cell office:value-type="float" office:value="6.79999999" calcext:value-type="float">
            <text:p>6.79999999</text:p>
          </table:table-cell>
          <table:table-cell office:value-type="float" office:value="-6509.76804873" calcext:value-type="float">
            <text:p>-6509.76804873</text:p>
          </table:table-cell>
          <table:table-cell office:value-type="float" office:value="74.07344363" calcext:value-type="float">
            <text:p>74.07344363</text:p>
          </table:table-cell>
        </table:table-row>
        <table:table-row table:style-name="ro1">
          <table:table-cell office:value-type="float" office:value="6.89999999" calcext:value-type="float">
            <text:p>6.89999999</text:p>
          </table:table-cell>
          <table:table-cell office:value-type="float" office:value="-6436.77402285" calcext:value-type="float">
            <text:p>-6436.77402285</text:p>
          </table:table-cell>
          <table:table-cell office:value-type="float" office:value="72.99204057" calcext:value-type="float">
            <text:p>72.99204057</text:p>
          </table:table-cell>
        </table:table-row>
        <table:table-row table:style-name="ro1">
          <table:table-cell office:value-type="float" office:value="6.99999999" calcext:value-type="float">
            <text:p>6.99999999</text:p>
          </table:table-cell>
          <table:table-cell office:value-type="float" office:value="-6364.83030764" calcext:value-type="float">
            <text:p>-6364.83030764</text:p>
          </table:table-cell>
          <table:table-cell office:value-type="float" office:value="71.94175868" calcext:value-type="float">
            <text:p>71.94175868</text:p>
          </table:table-cell>
        </table:table-row>
        <table:table-row table:style-name="ro1">
          <table:table-cell office:value-type="float" office:value="7.09999999" calcext:value-type="float">
            <text:p>7.09999999</text:p>
          </table:table-cell>
          <table:table-cell office:value-type="float" office:value="-6293.90710552" calcext:value-type="float">
            <text:p>-6293.90710552</text:p>
          </table:table-cell>
          <table:table-cell office:value-type="float" office:value="70.92127354" calcext:value-type="float">
            <text:p>70.92127354</text:p>
          </table:table-cell>
        </table:table-row>
        <table:table-row table:style-name="ro1">
          <table:table-cell office:value-type="float" office:value="7.19999999" calcext:value-type="float">
            <text:p>7.19999999</text:p>
          </table:table-cell>
          <table:table-cell office:value-type="float" office:value="-6223.97586924" calcext:value-type="float">
            <text:p>-6223.97586924</text:p>
          </table:table-cell>
          <table:table-cell office:value-type="float" office:value="69.92933487" calcext:value-type="float">
            <text:p>69.92933487</text:p>
          </table:table-cell>
        </table:table-row>
        <table:table-row table:style-name="ro1">
          <table:table-cell office:value-type="float" office:value="7.29999999" calcext:value-type="float">
            <text:p>7.29999999</text:p>
          </table:table-cell>
          <table:table-cell office:value-type="float" office:value="-6155.00923289" calcext:value-type="float">
            <text:p>-6155.00923289</text:p>
          </table:table-cell>
          <table:table-cell office:value-type="float" office:value="68.96476134" calcext:value-type="float">
            <text:p>68.96476134</text:p>
          </table:table-cell>
        </table:table-row>
        <table:table-row table:style-name="ro1">
          <table:table-cell office:value-type="float" office:value="7.39999999" calcext:value-type="float">
            <text:p>7.39999999</text:p>
          </table:table-cell>
          <table:table-cell office:value-type="float" office:value="-6086.98094762" calcext:value-type="float">
            <text:p>-6086.98094762</text:p>
          </table:table-cell>
          <table:table-cell office:value-type="float" office:value="68.02643595" calcext:value-type="float">
            <text:p>68.02643595</text:p>
          </table:table-cell>
        </table:table-row>
        <table:table-row table:style-name="ro1">
          <table:table-cell office:value-type="float" office:value="7.49999999" calcext:value-type="float">
            <text:p>7.49999999</text:p>
          </table:table-cell>
          <table:table-cell office:value-type="float" office:value="-6019.86582164" calcext:value-type="float">
            <text:p>-6019.86582164</text:p>
          </table:table-cell>
          <table:table-cell office:value-type="float" office:value="67.11330166" calcext:value-type="float">
            <text:p>67.11330166</text:p>
          </table:table-cell>
        </table:table-row>
        <table:table-row table:style-name="ro1">
          <table:table-cell office:value-type="float" office:value="7.59999999" calcext:value-type="float">
            <text:p>7.59999999</text:p>
          </table:table-cell>
          <table:table-cell office:value-type="float" office:value="-5953.6396642" calcext:value-type="float">
            <text:p>-5953.6396642</text:p>
          </table:table-cell>
          <table:table-cell office:value-type="float" office:value="66.22435743" calcext:value-type="float">
            <text:p>66.22435743</text:p>
          </table:table-cell>
        </table:table-row>
        <table:table-row table:style-name="ro1">
          <table:table-cell office:value-type="float" office:value="7.69999999" calcext:value-type="float">
            <text:p>7.69999999</text:p>
          </table:table-cell>
          <table:table-cell office:value-type="float" office:value="-5888.27923329" calcext:value-type="float">
            <text:p>-5888.27923329</text:p>
          </table:table-cell>
          <table:table-cell office:value-type="float" office:value="65.35865458" calcext:value-type="float">
            <text:p>65.35865458</text:p>
          </table:table-cell>
        </table:table-row>
        <table:table-row table:style-name="ro1">
          <table:table-cell office:value-type="float" office:value="7.79999999" calcext:value-type="float">
            <text:p>7.79999999</text:p>
          </table:table-cell>
          <table:table-cell office:value-type="float" office:value="-5823.76218664" calcext:value-type="float">
            <text:p>-5823.76218664</text:p>
          </table:table-cell>
          <table:table-cell office:value-type="float" office:value="64.51529341" calcext:value-type="float">
            <text:p>64.51529341</text:p>
          </table:table-cell>
        </table:table-row>
        <table:table-row table:style-name="ro1">
          <table:table-cell office:value-type="float" office:value="7.89999999" calcext:value-type="float">
            <text:p>7.89999999</text:p>
          </table:table-cell>
          <table:table-cell office:value-type="float" office:value="-5760.06703584" calcext:value-type="float">
            <text:p>-5760.06703584</text:p>
          </table:table-cell>
          <table:table-cell office:value-type="float" office:value="63.69342002" calcext:value-type="float">
            <text:p>63.69342002</text:p>
          </table:table-cell>
        </table:table-row>
        <table:table-row table:style-name="ro1">
          <table:table-cell office:value-type="float" office:value="7.99999999" calcext:value-type="float">
            <text:p>7.99999999</text:p>
          </table:table-cell>
          <table:table-cell office:value-type="float" office:value="-5697.17310345" calcext:value-type="float">
            <text:p>-5697.17310345</text:p>
          </table:table-cell>
          <table:table-cell office:value-type="float" office:value="62.89222353" calcext:value-type="float">
            <text:p>62.89222353</text:p>
          </table:table-cell>
        </table:table-row>
        <table:table-row table:style-name="ro1">
          <table:table-cell office:value-type="float" office:value="8.09999999" calcext:value-type="float">
            <text:p>8.09999999</text:p>
          </table:table-cell>
          <table:table-cell office:value-type="float" office:value="-5635.06048262" calcext:value-type="float">
            <text:p>-5635.06048262</text:p>
          </table:table-cell>
          <table:table-cell office:value-type="float" office:value="62.11093332" calcext:value-type="float">
            <text:p>62.11093332</text:p>
          </table:table-cell>
        </table:table-row>
        <table:table-row table:style-name="ro1">
          <table:table-cell office:value-type="float" office:value="8.19999999" calcext:value-type="float">
            <text:p>8.19999999</text:p>
          </table:table-cell>
          <table:table-cell office:value-type="float" office:value="-5573.70999934" calcext:value-type="float">
            <text:p>-5573.70999934</text:p>
          </table:table-cell>
          <table:table-cell office:value-type="float" office:value="61.34881661" calcext:value-type="float">
            <text:p>61.34881661</text:p>
          </table:table-cell>
        </table:table-row>
        <table:table-row table:style-name="ro1">
          <table:table-cell office:value-type="float" office:value="8.29999999" calcext:value-type="float">
            <text:p>8.29999999</text:p>
          </table:table-cell>
          <table:table-cell office:value-type="float" office:value="-5513.10317684" calcext:value-type="float">
            <text:p>-5513.10317684</text:p>
          </table:table-cell>
          <table:table-cell office:value-type="float" office:value="60.60517615" calcext:value-type="float">
            <text:p>60.60517615</text:p>
          </table:table-cell>
        </table:table-row>
        <table:table-row table:style-name="ro1">
          <table:table-cell office:value-type="float" office:value="8.39999999" calcext:value-type="float">
            <text:p>8.39999999</text:p>
          </table:table-cell>
          <table:table-cell office:value-type="float" office:value="-5453.22220224" calcext:value-type="float">
            <text:p>-5453.22220224</text:p>
          </table:table-cell>
          <table:table-cell office:value-type="float" office:value="59.87934809" calcext:value-type="float">
            <text:p>59.87934809</text:p>
          </table:table-cell>
        </table:table-row>
        <table:table-row table:style-name="ro1">
          <table:table-cell office:value-type="float" office:value="8.49999999" calcext:value-type="float">
            <text:p>8.49999999</text:p>
          </table:table-cell>
          <table:table-cell office:value-type="float" office:value="-5394.0498951" calcext:value-type="float">
            <text:p>-5394.0498951</text:p>
          </table:table-cell>
          <table:table-cell office:value-type="float" office:value="59.17069999" calcext:value-type="float">
            <text:p>59.17069999</text:p>
          </table:table-cell>
        </table:table-row>
        <table:table-row table:style-name="ro1">
          <table:table-cell office:value-type="float" office:value="8.59999999" calcext:value-type="float">
            <text:p>8.59999999</text:p>
          </table:table-cell>
          <table:table-cell office:value-type="float" office:value="-5335.56967782" calcext:value-type="float">
            <text:p>-5335.56967782</text:p>
          </table:table-cell>
          <table:table-cell office:value-type="float" office:value="58.47862904" calcext:value-type="float">
            <text:p>58.47862904</text:p>
          </table:table-cell>
        </table:table-row>
        <table:table-row table:style-name="ro1">
          <table:table-cell office:value-type="float" office:value="8.69999999" calcext:value-type="float">
            <text:p>8.69999999</text:p>
          </table:table-cell>
          <table:table-cell office:value-type="float" office:value="-5277.76554777" calcext:value-type="float">
            <text:p>-5277.76554777</text:p>
          </table:table-cell>
          <table:table-cell office:value-type="float" office:value="57.80256028" calcext:value-type="float">
            <text:p>57.80256028</text:p>
          </table:table-cell>
        </table:table-row>
        <table:table-row table:style-name="ro1">
          <table:table-cell office:value-type="float" office:value="8.79999999" calcext:value-type="float">
            <text:p>8.79999999</text:p>
          </table:table-cell>
          <table:table-cell office:value-type="float" office:value="-5220.62205102" calcext:value-type="float">
            <text:p>-5220.62205102</text:p>
          </table:table-cell>
          <table:table-cell office:value-type="float" office:value="57.14194502" calcext:value-type="float">
            <text:p>57.14194502</text:p>
          </table:table-cell>
        </table:table-row>
        <table:table-row table:style-name="ro1">
          <table:table-cell office:value-type="float" office:value="8.89999999" calcext:value-type="float">
            <text:p>8.89999999</text:p>
          </table:table-cell>
          <table:table-cell office:value-type="float" office:value="-5164.12425751" calcext:value-type="float">
            <text:p>-5164.12425751</text:p>
          </table:table-cell>
          <table:table-cell office:value-type="float" office:value="56.49625941" calcext:value-type="float">
            <text:p>56.49625941</text:p>
          </table:table-cell>
        </table:table-row>
        <table:table-row table:style-name="ro1">
          <table:table-cell office:value-type="float" office:value="8.99999999" calcext:value-type="float">
            <text:p>8.99999999</text:p>
          </table:table-cell>
          <table:table-cell office:value-type="float" office:value="-5108.25773767" calcext:value-type="float">
            <text:p>-5108.25773767</text:p>
          </table:table-cell>
          <table:table-cell office:value-type="float" office:value="55.86500299" calcext:value-type="float">
            <text:p>55.86500299</text:p>
          </table:table-cell>
        </table:table-row>
        <table:table-row table:style-name="ro1">
          <table:table-cell office:value-type="float" office:value="9.09999999" calcext:value-type="float">
            <text:p>9.09999999</text:p>
          </table:table-cell>
          <table:table-cell office:value-type="float" office:value="-5053.00854025" calcext:value-type="float">
            <text:p>-5053.00854025</text:p>
          </table:table-cell>
          <table:table-cell office:value-type="float" office:value="55.24769741" calcext:value-type="float">
            <text:p>55.24769741</text:p>
          </table:table-cell>
        </table:table-row>
        <table:table-row table:style-name="ro1">
          <table:table-cell office:value-type="float" office:value="9.19999999" calcext:value-type="float">
            <text:p>9.19999999</text:p>
          </table:table-cell>
          <table:table-cell office:value-type="float" office:value="-4998.36317146" calcext:value-type="float">
            <text:p>-4998.36317146</text:p>
          </table:table-cell>
          <table:table-cell office:value-type="float" office:value="54.64388526" calcext:value-type="float">
            <text:p>54.64388526</text:p>
          </table:table-cell>
        </table:table-row>
        <table:table-row table:style-name="ro1">
          <table:table-cell office:value-type="float" office:value="9.29999999" calcext:value-type="float">
            <text:p>9.29999999</text:p>
          </table:table-cell>
          <table:table-cell office:value-type="float" office:value="-4944.30857516" calcext:value-type="float">
            <text:p>-4944.30857516</text:p>
          </table:table-cell>
          <table:table-cell office:value-type="float" office:value="54.0531289" calcext:value-type="float">
            <text:p>54.0531289</text:p>
          </table:table-cell>
        </table:table-row>
        <table:table-row table:style-name="ro1">
          <table:table-cell office:value-type="float" office:value="9.39999999" calcext:value-type="float">
            <text:p>9.39999999</text:p>
          </table:table-cell>
          <table:table-cell office:value-type="float" office:value="-4890.83211414" calcext:value-type="float">
            <text:p>-4890.83211414</text:p>
          </table:table-cell>
          <table:table-cell office:value-type="float" office:value="53.47500941" calcext:value-type="float">
            <text:p>53.47500941</text:p>
          </table:table-cell>
        </table:table-row>
        <table:table-row table:style-name="ro1">
          <table:table-cell office:value-type="float" office:value="9.49999999" calcext:value-type="float">
            <text:p>9.49999999</text:p>
          </table:table-cell>
          <table:table-cell office:value-type="float" office:value="-4837.92155237" calcext:value-type="float">
            <text:p>-4837.92155237</text:p>
          </table:table-cell>
          <table:table-cell office:value-type="float" office:value="52.90912559" calcext:value-type="float">
            <text:p>52.90912559</text:p>
          </table:table-cell>
        </table:table-row>
        <table:table-row table:style-name="ro1">
          <table:table-cell office:value-type="float" office:value="9.59999999" calcext:value-type="float">
            <text:p>9.59999999</text:p>
          </table:table-cell>
          <table:table-cell office:value-type="float" office:value="-4785.56503823" calcext:value-type="float">
            <text:p>-4785.56503823</text:p>
          </table:table-cell>
          <table:table-cell office:value-type="float" office:value="52.35509308" calcext:value-type="float">
            <text:p>52.35509308</text:p>
          </table:table-cell>
        </table:table-row>
        <table:table-row table:style-name="ro1">
          <table:table-cell office:value-type="float" office:value="9.69999999" calcext:value-type="float">
            <text:p>9.69999999</text:p>
          </table:table-cell>
          <table:table-cell office:value-type="float" office:value="-4733.75108855" calcext:value-type="float">
            <text:p>-4733.75108855</text:p>
          </table:table-cell>
          <table:table-cell office:value-type="float" office:value="51.81254342" calcext:value-type="float">
            <text:p>51.81254342</text:p>
          </table:table-cell>
        </table:table-row>
        <table:table-row table:style-name="ro1">
          <table:table-cell office:value-type="float" office:value="9.79999999" calcext:value-type="float">
            <text:p>9.79999999</text:p>
          </table:table-cell>
          <table:table-cell office:value-type="float" office:value="-4682.46857351" calcext:value-type="float">
            <text:p>-4682.46857351</text:p>
          </table:table-cell>
          <table:table-cell office:value-type="float" office:value="51.28112328" calcext:value-type="float">
            <text:p>51.28112328</text:p>
          </table:table-cell>
        </table:table-row>
        <table:table-row table:style-name="ro1">
          <table:table-cell office:value-type="float" office:value="9.89999999" calcext:value-type="float">
            <text:p>9.89999999</text:p>
          </table:table-cell>
          <table:table-cell office:value-type="float" office:value="-4631.70670228" calcext:value-type="float">
            <text:p>-4631.70670228</text:p>
          </table:table-cell>
          <table:table-cell office:value-type="float" office:value="50.76049368" calcext:value-type="float">
            <text:p>50.76049368</text:p>
          </table:table-cell>
        </table:table-row>
        <table:table-row table:style-name="ro1">
          <table:table-cell office:value-type="float" office:value="9.99999999" calcext:value-type="float">
            <text:p>9.99999999</text:p>
          </table:table-cell>
          <table:table-cell office:value-type="float" office:value="-4581.45500938" calcext:value-type="float">
            <text:p>-4581.45500938</text:p>
          </table:table-cell>
          <table:table-cell office:value-type="float" office:value="50.25032926" calcext:value-type="float">
            <text:p>50.25032926</text:p>
          </table:table-cell>
        </table:table-row>
        <table:table-row table:style-name="ro1">
          <table:table-cell office:value-type="float" office:value="10.09999999" calcext:value-type="float">
            <text:p>10.09999999</text:p>
          </table:table-cell>
          <table:table-cell office:value-type="float" office:value="-4531.70334174" calcext:value-type="float">
            <text:p>-4531.70334174</text:p>
          </table:table-cell>
          <table:table-cell office:value-type="float" office:value="49.75031763" calcext:value-type="float">
            <text:p>49.75031763</text:p>
          </table:table-cell>
        </table:table-row>
      </table:table>
      <table:table table:name="tokens-for-bch" table:style-name="ta1">
        <table:shapes>
          <draw:frame draw:z-index="0" draw:style-name="gr1" draw:text-style-name="P1" svg:width="453.77pt" svg:height="254.98pt" svg:x="247.8pt" svg:y="38.41pt">
            <draw:object draw:notify-on-update-of-ranges="'tokens-for-bch'.A5:'tokens-for-bch'.A5 'tokens-for-bch'.A6:'tokens-for-bch'.A75 'tokens-for-bch'.B5:'tokens-for-bch'.B5 'tokens-for-bch'.B6:'tokens-for-bch'.B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4" table:number-columns-repeated="2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Token Balance</text:p>
          </table:table-cell>
          <table:table-cell office:value-type="string" calcext:value-type="string">
            <text:p>BCH Balance</text:p>
          </table:table-cell>
          <table:table-cell office:value-type="string" calcext:value-type="string">
            <text:p>BCH Out</text:p>
          </table:table-cell>
        </table:table-row>
        <table:table-row table:style-name="ro1">
          <table:table-cell office:value-type="float" office:value="-4500" calcext:value-type="float">
            <text:p>-4500</text:p>
          </table:table-cell>
          <table:table-cell office:value-type="float" office:value="167.147361056982" calcext:value-type="float">
            <text:p>167.147361056982</text:p>
          </table:table-cell>
          <table:table-cell office:value-type="float" office:value="17.57904412" calcext:value-type="float">
            <text:p>17.57904412</text:p>
          </table:table-cell>
        </table:table-row>
        <table:table-row table:style-name="ro1">
          <table:table-cell office:value-type="float" office:value="-4000" calcext:value-type="float">
            <text:p>-4000</text:p>
          </table:table-cell>
          <table:table-cell office:value-type="float" office:value="151.241186610324" calcext:value-type="float">
            <text:p>151.241186610324</text:p>
          </table:table-cell>
          <table:table-cell office:value-type="float" office:value="15.90617715" calcext:value-type="float">
            <text:p>15.90617715</text:p>
          </table:table-cell>
        </table:table-row>
        <table:table-row table:style-name="ro1">
          <table:table-cell office:value-type="float" office:value="-3500" calcext:value-type="float">
            <text:p>-3500</text:p>
          </table:table-cell>
          <table:table-cell office:value-type="float" office:value="136.84868479318" calcext:value-type="float">
            <text:p>136.84868479318</text:p>
          </table:table-cell>
          <table:table-cell office:value-type="float" office:value="14.39250452" calcext:value-type="float">
            <text:p>14.39250452</text:p>
          </table:table-cell>
        </table:table-row>
        <table:table-row table:style-name="ro1">
          <table:table-cell office:value-type="float" office:value="-3000" calcext:value-type="float">
            <text:p>-3000</text:p>
          </table:table-cell>
          <table:table-cell office:value-type="float" office:value="123.825810609878" calcext:value-type="float">
            <text:p>123.825810609878</text:p>
          </table:table-cell>
          <table:table-cell office:value-type="float" office:value="13.02287689" calcext:value-type="float">
            <text:p>13.02287689</text:p>
          </table:table-cell>
        </table:table-row>
        <table:table-row table:style-name="ro1">
          <table:table-cell office:value-type="float" office:value="-2500" calcext:value-type="float">
            <text:p>-2500</text:p>
          </table:table-cell>
          <table:table-cell office:value-type="float" office:value="112.042226758452" calcext:value-type="float">
            <text:p>112.042226758452</text:p>
          </table:table-cell>
          <table:table-cell office:value-type="float" office:value="11.78358656" calcext:value-type="float">
            <text:p>11.78358656</text:p>
          </table:table-cell>
        </table:table-row>
        <table:table-row table:style-name="ro1">
          <table:table-cell office:value-type="float" office:value="-2000" calcext:value-type="float">
            <text:p>-2000</text:p>
          </table:table-cell>
          <table:table-cell office:value-type="float" office:value="101.379999171117" calcext:value-type="float">
            <text:p>101.379999171117</text:p>
          </table:table-cell>
          <table:table-cell office:value-type="float" office:value="10.66223029" calcext:value-type="float">
            <text:p>10.66223029</text:p>
          </table:table-cell>
        </table:table-row>
        <table:table-row table:style-name="ro1">
          <table:table-cell office:value-type="float" office:value="-1500" calcext:value-type="float">
            <text:p>-1500</text:p>
          </table:table-cell>
          <table:table-cell office:value-type="float" office:value="91.7324166904811" calcext:value-type="float">
            <text:p>91.7324166904811</text:p>
          </table:table-cell>
          <table:table-cell office:value-type="float" office:value="9.64758519" calcext:value-type="float">
            <text:p>9.64758519</text:p>
          </table:table-cell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83.0029230684137" calcext:value-type="float">
            <text:p>83.0029230684137</text:p>
          </table:table-cell>
          <table:table-cell office:value-type="float" office:value="8.72949633" calcext:value-type="float">
            <text:p>8.72949633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75.1041505986608" calcext:value-type="float">
            <text:p>75.1041505986608</text:p>
          </table:table-cell>
          <table:table-cell office:value-type="float" office:value="7.89877517" calcext:value-type="float">
            <text:p>7.89877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.9570457114761" calcext:value-type="float">
            <text:p>67.9570457114761</text:p>
          </table:table-cell>
          <table:table-cell office:value-type="float" office:value="7.14710759" calcext:value-type="float">
            <text:p>7.147107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1.4900777789237" calcext:value-type="float">
            <text:p>61.4900777789237</text:p>
          </table:table-cell>
          <table:table-cell office:value-type="float" office:value="6.46697064" calcext:value-type="float">
            <text:p>6.466970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.6385232123117" calcext:value-type="float">
            <text:p>55.6385232123117</text:p>
          </table:table-cell>
          <table:table-cell office:value-type="float" office:value="5.85155727" calcext:value-type="float">
            <text:p>5.8515572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.3438176867619" calcext:value-type="float">
            <text:p>50.3438176867619</text:p>
          </table:table-cell>
          <table:table-cell office:value-type="float" office:value="5.29470823" calcext:value-type="float">
            <text:p>5.294708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.5529700097627" calcext:value-type="float">
            <text:p>45.5529700097627</text:p>
          </table:table-cell>
          <table:table-cell office:value-type="float" office:value="4.79085038" calcext:value-type="float">
            <text:p>4.7908503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1.2180317675032" calcext:value-type="float">
            <text:p>41.2180317675032</text:p>
          </table:table-cell>
          <table:table-cell office:value-type="float" office:value="4.33494095" calcext:value-type="float">
            <text:p>4.3349409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7.2956174410318" calcext:value-type="float">
            <text:p>37.2956174410318</text:p>
          </table:table-cell>
          <table:table-cell office:value-type="float" office:value="3.92241703" calcext:value-type="float">
            <text:p>3.9224170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3.7464701894001" calcext:value-type="float">
            <text:p>33.7464701894001</text:p>
          </table:table-cell>
          <table:table-cell office:value-type="float" office:value="3.54914996" calcext:value-type="float">
            <text:p>3.5491499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0.5350689540042" calcext:value-type="float">
            <text:p>30.5350689540042</text:p>
          </table:table-cell>
          <table:table-cell office:value-type="float" office:value="3.21140394" calcext:value-type="float">
            <text:p>3.2114039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7.6292729518912" calcext:value-type="float">
            <text:p>27.6292729518912</text:p>
          </table:table-cell>
          <table:table-cell office:value-type="float" office:value="2.90579871" calcext:value-type="float">
            <text:p>2.9057987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office:value-type="float" office:value="2.62927566" calcext:value-type="float">
            <text:p>2.62927566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2.620935450899" calcext:value-type="float">
            <text:p>22.620935450899</text:p>
          </table:table-cell>
          <table:table-cell office:value-type="float" office:value="2.37906725" calcext:value-type="float">
            <text:p>2.3790672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0.4682688269495" calcext:value-type="float">
            <text:p>20.4682688269495</text:p>
          </table:table-cell>
          <table:table-cell office:value-type="float" office:value="2.15266933" calcext:value-type="float">
            <text:p>2.15266933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8.5204555170429" calcext:value-type="float">
            <text:p>18.5204555170429</text:p>
          </table:table-cell>
          <table:table-cell office:value-type="float" office:value="1.94781601" calcext:value-type="float">
            <text:p>1.9478160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6.758001150891" calcext:value-type="float">
            <text:p>16.758001150891</text:p>
          </table:table-cell>
          <table:table-cell office:value-type="float" office:value="1.76245707" calcext:value-type="float">
            <text:p>1.7624570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5.1632664928158" calcext:value-type="float">
            <text:p>15.1632664928158</text:p>
          </table:table-cell>
          <table:table-cell office:value-type="float" office:value="1.59473736" calcext:value-type="float">
            <text:p>1.5947373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3.7202909023507" calcext:value-type="float">
            <text:p>13.7202909023507</text:p>
          </table:table-cell>
          <table:table-cell office:value-type="float" office:value="1.4429783" calcext:value-type="float">
            <text:p>1.4429783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2.4146325947852" calcext:value-type="float">
            <text:p>12.4146325947852</text:p>
          </table:table-cell>
          <table:table-cell office:value-type="float" office:value="1.30566101" calcext:value-type="float">
            <text:p>1.3056610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1.2332241029305" calcext:value-type="float">
            <text:p>11.2332241029305</text:p>
          </table:table-cell>
          <table:table-cell office:value-type="float" office:value="1.1814112" calcext:value-type="float">
            <text:p>1.1814112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0.164241493515" calcext:value-type="float">
            <text:p>10.164241493515</text:p>
          </table:table-cell>
          <table:table-cell office:value-type="float" office:value="1.06898531" calcext:value-type="float">
            <text:p>1.068985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.19698602928606" calcext:value-type="float">
            <text:p>9.19698602928606</text:p>
          </table:table-cell>
          <table:table-cell office:value-type="float" office:value="0.96725817" calcext:value-type="float">
            <text:p>0.96725817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8.32177709245199" calcext:value-type="float">
            <text:p>8.32177709245199</text:p>
          </table:table-cell>
          <table:table-cell office:value-type="float" office:value="0.87521164" calcext:value-type="float">
            <text:p>0.87521164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7.52985529780505" calcext:value-type="float">
            <text:p>7.52985529780505</text:p>
          </table:table-cell>
          <table:table-cell office:value-type="float" office:value="0.7919245" calcext:value-type="float">
            <text:p>0.7919245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6.81329482585032" calcext:value-type="float">
            <text:p>6.81329482585032</text:p>
          </table:table-cell>
          <table:table-cell office:value-type="float" office:value="0.71656318" calcext:value-type="float">
            <text:p>0.7165631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6.16492409854016" calcext:value-type="float">
            <text:p>6.16492409854016</text:p>
          </table:table-cell>
          <table:table-cell office:value-type="float" office:value="0.64837343" calcext:value-type="float">
            <text:p>0.64837343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5.57825400371075" calcext:value-type="float">
            <text:p>5.57825400371075</text:p>
          </table:table-cell>
          <table:table-cell office:value-type="float" office:value="0.5866728" calcext:value-type="float">
            <text:p>0.586672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.04741294986639" calcext:value-type="float">
            <text:p>5.04741294986639</text:p>
          </table:table-cell>
          <table:table-cell office:value-type="float" office:value="0.53084376" calcext:value-type="float">
            <text:p>0.53084376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4.56708810131837" calcext:value-type="float">
            <text:p>4.56708810131837</text:p>
          </table:table-cell>
          <table:table-cell office:value-type="float" office:value="0.48032755" calcext:value-type="float">
            <text:p>0.4803275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.13247220553966" calcext:value-type="float">
            <text:p>4.13247220553966</text:p>
          </table:table-cell>
          <table:table-cell office:value-type="float" office:value="0.4346186" calcext:value-type="float">
            <text:p>0.4346186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3.73921548056588" calcext:value-type="float">
            <text:p>3.73921548056588</text:p>
          </table:table-cell>
          <table:table-cell office:value-type="float" office:value="0.39325943" calcext:value-type="float">
            <text:p>0.3932594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.38338208091532" calcext:value-type="float">
            <text:p>3.38338208091532</text:p>
          </table:table-cell>
          <table:table-cell office:value-type="float" office:value="0.3558361" calcext:value-type="float">
            <text:p>0.3558361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3.06141070632455" calcext:value-type="float">
            <text:p>3.06141070632455</text:p>
          </table:table-cell>
          <table:table-cell office:value-type="float" office:value="0.32197408" calcext:value-type="float">
            <text:p>0.3219740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.77007895905835" calcext:value-type="float">
            <text:p>2.77007895905835</text:p>
          </table:table-cell>
          <table:table-cell office:value-type="float" office:value="0.29133445" calcext:value-type="float">
            <text:p>0.2913344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2.50647109307009" calcext:value-type="float">
            <text:p>2.50647109307009</text:p>
          </table:table-cell>
          <table:table-cell office:value-type="float" office:value="0.26361057" calcext:value-type="float">
            <text:p>0.2636105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26794883223531" calcext:value-type="float">
            <text:p>2.26794883223531</text:p>
          </table:table-cell>
          <table:table-cell office:value-type="float" office:value="0.23852497" calcext:value-type="float">
            <text:p>0.23852497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2.05212496559747" calcext:value-type="float">
            <text:p>2.05212496559747</text:p>
          </table:table-cell>
          <table:table-cell office:value-type="float" office:value="0.21582657" calcext:value-type="float">
            <text:p>0.2158265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.85683945535835" calcext:value-type="float">
            <text:p>1.85683945535835</text:p>
          </table:table-cell>
          <table:table-cell office:value-type="float" office:value="0.19528822" calcext:value-type="float">
            <text:p>0.19528822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1.68013781849374" calcext:value-type="float">
            <text:p>1.68013781849374</text:p>
          </table:table-cell>
          <table:table-cell office:value-type="float" office:value="0.17670434" calcext:value-type="float">
            <text:p>0.17670434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.52025156563045" calcext:value-type="float">
            <text:p>1.52025156563045</text:p>
          </table:table-cell>
          <table:table-cell office:value-type="float" office:value="0.15988896" calcext:value-type="float">
            <text:p>0.15988896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1.37558050141018" calcext:value-type="float">
            <text:p>1.37558050141018</text:p>
          </table:table-cell>
          <table:table-cell office:value-type="float" office:value="0.14467377" calcext:value-type="float">
            <text:p>0.1446737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2446767091966" calcext:value-type="float">
            <text:p>1.2446767091966</text:p>
          </table:table-cell>
          <table:table-cell office:value-type="float" office:value="0.1309065" calcext:value-type="float">
            <text:p>0.130906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1.12623005983895" calcext:value-type="float">
            <text:p>1.12623005983895</text:p>
          </table:table-cell>
          <table:table-cell office:value-type="float" office:value="0.11844935" calcext:value-type="float">
            <text:p>0.1184493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.01905509945916" calcext:value-type="float">
            <text:p>1.01905509945916</text:p>
          </table:table-cell>
          <table:table-cell office:value-type="float" office:value="0.10717767" calcext:value-type="float">
            <text:p>0.10717767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0.922079185031" calcext:value-type="float">
            <text:p>0.922079185031</text:p>
          </table:table-cell>
          <table:table-cell office:value-type="float" office:value="0.09697862" calcext:value-type="float">
            <text:p>0.0969786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834331749008152" calcext:value-type="float">
            <text:p>0.834331749008152</text:p>
          </table:table-cell>
          <table:table-cell office:value-type="float" office:value="0.08775014" calcext:value-type="float">
            <text:p>0.08775014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0.754934585557963" calcext:value-type="float">
            <text:p>0.754934585557963</text:p>
          </table:table-cell>
          <table:table-cell office:value-type="float" office:value="0.07939987" calcext:value-type="float">
            <text:p>0.07939987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683093061182314" calcext:value-type="float">
            <text:p>0.683093061182314</text:p>
          </table:table-cell>
          <table:table-cell office:value-type="float" office:value="0.07184423" calcext:value-type="float">
            <text:p>0.07184423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0.618088161758485" calcext:value-type="float">
            <text:p>0.618088161758485</text:p>
          </table:table-cell>
          <table:table-cell office:value-type="float" office:value="0.0650076" calcext:value-type="float">
            <text:p>0.065007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55926929640414" calcext:value-type="float">
            <text:p>0.55926929640414</text:p>
          </table:table-cell>
          <table:table-cell office:value-type="float" office:value="0.05882157" calcext:value-type="float">
            <text:p>0.05882157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0.50604778614511" calcext:value-type="float">
            <text:p>0.50604778614511</text:p>
          </table:table-cell>
          <table:table-cell office:value-type="float" office:value="0.05322422" calcext:value-type="float">
            <text:p>0.0532242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457890972218355" calcext:value-type="float">
            <text:p>0.457890972218355</text:p>
          </table:table-cell>
          <table:table-cell office:value-type="float" office:value="0.04815952" calcext:value-type="float">
            <text:p>0.04815952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0.414316885044032" calcext:value-type="float">
            <text:p>0.414316885044032</text:p>
          </table:table-cell>
          <table:table-cell office:value-type="float" office:value="0.04357679" calcext:value-type="float">
            <text:p>0.04357679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374889420511943" calcext:value-type="float">
            <text:p>0.374889420511943</text:p>
          </table:table-cell>
          <table:table-cell office:value-type="float" office:value="0.03943017" calcext:value-type="float">
            <text:p>0.03943017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0.339213975305023" calcext:value-type="float">
            <text:p>0.339213975305023</text:p>
          </table:table-cell>
          <table:table-cell office:value-type="float" office:value="0.03567815" calcext:value-type="float">
            <text:p>0.0356781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306933497576711" calcext:value-type="float">
            <text:p>0.306933497576711</text:p>
          </table:table-cell>
          <table:table-cell office:value-type="float" office:value="0.03228318" calcext:value-type="float">
            <text:p>0.03228318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0.277724913456058" calcext:value-type="float">
            <text:p>0.277724913456058</text:p>
          </table:table-cell>
          <table:table-cell office:value-type="float" office:value="0.02921129" calcext:value-type="float">
            <text:p>0.02921129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25129589361584" calcext:value-type="float">
            <text:p>0.25129589361584</text:p>
          </table:table-cell>
          <table:table-cell office:value-type="float" office:value="0.02643172" calcext:value-type="float">
            <text:p>0.02643172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0.227381927542395" calcext:value-type="float">
            <text:p>0.227381927542395</text:p>
          </table:table-cell>
          <table:table-cell office:value-type="float" office:value="0.02391667" calcext:value-type="float">
            <text:p>0.0239166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205743676225501" calcext:value-type="float">
            <text:p>0.205743676225501</text:p>
          </table:table-cell>
          <table:table-cell office:value-type="float" office:value="0.02164096" calcext:value-type="float">
            <text:p>0.02164096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0.186164576773109" calcext:value-type="float">
            <text:p>0.186164576773109</text:p>
          </table:table-cell>
          <table:table-cell office:value-type="float" office:value="0.0195818" calcext:value-type="float">
            <text:p>0.019581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168448674977137" calcext:value-type="float">
            <text:p>0.168448674977137</text:p>
          </table:table-cell>
          <table:table-cell office:value-type="float" office:value="0.01771861" calcext:value-type="float">
            <text:p>0.01771861</text:p>
          </table:table-cell>
        </table:table-row>
      </table:table>
      <table:table table:name="Sheet3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BCH Initial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en Initial</text:p>
          </table:table-cell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CH Balance</text:p>
          </table:table-cell>
          <table:table-cell office:value-type="string" calcext:value-type="string">
            <text:p>Delta BCH</text:p>
          </table:table-cell>
          <table:table-cell/>
          <table:table-cell office:value-type="string" calcext:value-type="string">
            <text:p>BCH In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6]-[.$B$1]" office:value-type="float" office:value="-24.8" calcext:value-type="float">
            <text:p>-24.8</text:p>
          </table:table-cell>
          <table:table-cell/>
          <table:table-cell table:formula="of:=[.A7]-[.A6]" office:value-type="float" office:value="0.1" calcext:value-type="float">
            <text:p>0.1</text:p>
          </table:table-cell>
          <table:table-cell table:formula="of:=[.$B$2]*LN(ABS([.B6])/[.$B$1])" office:value-type="float" office:value="-40.1608584863213" calcext:value-type="float">
            <text:p>-40.160858486321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7]-[.$B$1]" office:value-type="float" office:value="-24.7" calcext:value-type="float">
            <text:p>-24.7</text:p>
          </table:table-cell>
          <table:table-cell/>
          <table:table-cell table:formula="of:=[.A8]-[.A7]" office:value-type="float" office:value="0.1" calcext:value-type="float">
            <text:p>0.1</text:p>
          </table:table-cell>
          <table:table-cell table:formula="of:=[.$B$2]*LN(ABS([.B7])/[.$B$1])" office:value-type="float" office:value="-60.3629061713462" calcext:value-type="float">
            <text:p>-60.362906171346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8]-[.$B$1]" office:value-type="float" office:value="-24.6" calcext:value-type="float">
            <text:p>-24.6</text:p>
          </table:table-cell>
          <table:table-cell/>
          <table:table-cell table:formula="of:=[.A9]-[.A8]" office:value-type="float" office:value="0.1" calcext:value-type="float">
            <text:p>0.1</text:p>
          </table:table-cell>
          <table:table-cell table:formula="of:=[.$B$2]*LN(ABS([.B8])/[.$B$1])" office:value-type="float" office:value="-80.6469096494176" calcext:value-type="float">
            <text:p>-80.646909649417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9]-[.$B$1]" office:value-type="float" office:value="-24.5" calcext:value-type="float">
            <text:p>-24.5</text:p>
          </table:table-cell>
          <table:table-cell/>
          <table:table-cell table:formula="of:=[.A10]-[.A9]" office:value-type="float" office:value="0.1" calcext:value-type="float">
            <text:p>0.1</text:p>
          </table:table-cell>
          <table:table-cell table:formula="of:=[.$B$2]*LN(ABS([.B9])/[.$B$1])" office:value-type="float" office:value="-101.013536587597" calcext:value-type="float">
            <text:p>-101.01353658759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10]-[.$B$1]" office:value-type="float" office:value="-24.4" calcext:value-type="float">
            <text:p>-24.4</text:p>
          </table:table-cell>
          <table:table-cell/>
          <table:table-cell table:formula="of:=[.A11]-[.A10]" office:value-type="float" office:value="0.1" calcext:value-type="float">
            <text:p>0.1</text:p>
          </table:table-cell>
          <table:table-cell table:formula="of:=[.$B$2]*LN(ABS([.B10])/[.$B$1])" office:value-type="float" office:value="-121.463462845223" calcext:value-type="float">
            <text:p>-121.4634628452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11]-[.$B$1]" office:value-type="float" office:value="-24.3" calcext:value-type="float">
            <text:p>-24.3</text:p>
          </table:table-cell>
          <table:table-cell/>
          <table:table-cell table:formula="of:=[.A12]-[.A11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12]-[.$B$1]" office:value-type="float" office:value="-24.2" calcext:value-type="float">
            <text:p>-24.2</text:p>
          </table:table-cell>
          <table:table-cell/>
          <table:table-cell table:formula="of:=[.A13]-[.A12]" office:value-type="float" office:value="0.0999999899999999" calcext:value-type="float">
            <text:p>0.09999999</text:p>
          </table:table-cell>
          <table:table-cell/>
        </table:table-row>
        <table:table-row table:style-name="ro1">
          <table:table-cell office:value-type="float" office:value="0.89999999" calcext:value-type="float">
            <text:p>0.89999999</text:p>
          </table:table-cell>
          <table:table-cell table:formula="of:=[.A13]-[.$B$1]" office:value-type="float" office:value="-24.10000001" calcext:value-type="float">
            <text:p>-24.10000001</text:p>
          </table:table-cell>
          <table:table-cell/>
          <table:table-cell table:formula="of:=[.A14]-[.A13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0.99999999" calcext:value-type="float">
            <text:p>0.99999999</text:p>
          </table:table-cell>
          <table:table-cell table:formula="of:=[.A14]-[.$B$1]" office:value-type="float" office:value="-24.00000001" calcext:value-type="float">
            <text:p>-24.00000001</text:p>
          </table:table-cell>
          <table:table-cell/>
          <table:table-cell table:formula="of:=[.A15]-[.A14]" office:value-type="float" office:value="0.0999999999999999" calcext:value-type="float">
            <text:p>0.1</text:p>
          </table:table-cell>
          <table:table-cell/>
        </table:table-row>
        <table:table-row table:style-name="ro1">
          <table:table-cell office:value-type="float" office:value="1.09999999" calcext:value-type="float">
            <text:p>1.09999999</text:p>
          </table:table-cell>
          <table:table-cell table:formula="of:=[.A15]-[.$B$1]" office:value-type="float" office:value="-23.90000001" calcext:value-type="float">
            <text:p>-23.90000001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A16]-[.$B$1]" office:value-type="float" office:value="-23.8" calcext:value-type="float">
            <text:p>-23.8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A17]-[.$B$1]" office:value-type="float" office:value="-23.7" calcext:value-type="float">
            <text:p>-23.7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A18]-[.$B$1]" office:value-type="float" office:value="-23.6" calcext:value-type="float">
            <text:p>-23.6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A19]-[.$B$1]" office:value-type="float" office:value="-23.5" calcext:value-type="float">
            <text:p>-23.5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A20]-[.$B$1]" office:value-type="float" office:value="-23.4" calcext:value-type="float">
            <text:p>-23.4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A21]-[.$B$1]" office:value-type="float" office:value="-23.3" calcext:value-type="float">
            <text:p>-23.3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A22]-[.$B$1]" office:value-type="float" office:value="-23.2" calcext:value-type="float">
            <text:p>-23.2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A23]-[.$B$1]" office:value-type="float" office:value="-23.1" calcext:value-type="float">
            <text:p>-23.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]-[.$B$1]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A25]-[.$B$1]" office:value-type="float" office:value="-22.9" calcext:value-type="float">
            <text:p>-22.9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A26]-[.$B$1]" office:value-type="float" office:value="-22.8" calcext:value-type="float">
            <text:p>-22.8</text:p>
          </table:table-cell>
          <table:table-cell table:number-columns-repeated="3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A27]-[.$B$1]" office:value-type="float" office:value="-22.7" calcext:value-type="float">
            <text:p>-22.7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A28]-[.$B$1]" office:value-type="float" office:value="-22.6" calcext:value-type="float">
            <text:p>-22.6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A29]-[.$B$1]" office:value-type="float" office:value="-22.5" calcext:value-type="float">
            <text:p>-22.5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[.A30]-[.$B$1]" office:value-type="float" office:value="-22.4" calcext:value-type="float">
            <text:p>-22.4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[.A31]-[.$B$1]" office:value-type="float" office:value="-22.3" calcext:value-type="float">
            <text:p>-22.3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[.A32]-[.$B$1]" office:value-type="float" office:value="-22.2" calcext:value-type="float">
            <text:p>-22.2</text:p>
          </table:table-cell>
          <table:table-cell table:number-columns-repeated="3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[.A33]-[.$B$1]" office:value-type="float" office:value="-22.1" calcext:value-type="float">
            <text:p>-22.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4]-[.$B$1]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A35]-[.$B$1]" office:value-type="float" office:value="-21.9" calcext:value-type="float">
            <text:p>-21.9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A36]-[.$B$1]" office:value-type="float" office:value="-21.8" calcext:value-type="float">
            <text:p>-21.8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A37]-[.$B$1]" office:value-type="float" office:value="-21.7" calcext:value-type="float">
            <text:p>-21.7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A38]-[.$B$1]" office:value-type="float" office:value="-21.6" calcext:value-type="float">
            <text:p>-21.6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A39]-[.$B$1]" office:value-type="float" office:value="-21.5" calcext:value-type="float">
            <text:p>-21.5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A40]-[.$B$1]" office:value-type="float" office:value="-21.4" calcext:value-type="float">
            <text:p>-21.4</text:p>
          </table:table-cell>
          <table:table-cell table:number-columns-repeated="3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A41]-[.$B$1]" office:value-type="float" office:value="-21.3" calcext:value-type="float">
            <text:p>-21.3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A42]-[.$B$1]" office:value-type="float" office:value="-21.2" calcext:value-type="float">
            <text:p>-21.2</text:p>
          </table:table-cell>
          <table:table-cell table:number-columns-repeated="3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A43]-[.$B$1]" office:value-type="float" office:value="-21.1" calcext:value-type="float">
            <text:p>-21.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4]-[.$B$1]" office:value-type="float" office:value="-21" calcext:value-type="float">
            <text:p>-21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[.A45]-[.$B$1]" office:value-type="float" office:value="-20.9" calcext:value-type="float">
            <text:p>-20.9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A46]-[.$B$1]" office:value-type="float" office:value="-20.8" calcext:value-type="float">
            <text:p>-20.8</text:p>
          </table:table-cell>
          <table:table-cell table:number-columns-repeated="3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[.A47]-[.$B$1]" office:value-type="float" office:value="-20.7" calcext:value-type="float">
            <text:p>-20.7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A48]-[.$B$1]" office:value-type="float" office:value="-20.6" calcext:value-type="float">
            <text:p>-20.6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A49]-[.$B$1]" office:value-type="float" office:value="-20.5" calcext:value-type="float">
            <text:p>-20.5</text:p>
          </table:table-cell>
          <table:table-cell table:number-columns-repeated="3"/>
        </table:table-row>
        <table:table-row table:style-name="ro1">
          <table:table-cell office:value-type="float" office:value="4.59999999" calcext:value-type="float">
            <text:p>4.59999999</text:p>
          </table:table-cell>
          <table:table-cell table:formula="of:=[.A50]-[.$B$1]" office:value-type="float" office:value="-20.40000001" calcext:value-type="float">
            <text:p>-20.40000001</text:p>
          </table:table-cell>
          <table:table-cell table:number-columns-repeated="3"/>
        </table:table-row>
        <table:table-row table:style-name="ro1">
          <table:table-cell office:value-type="float" office:value="4.69999999" calcext:value-type="float">
            <text:p>4.69999999</text:p>
          </table:table-cell>
          <table:table-cell table:formula="of:=[.A51]-[.$B$1]" office:value-type="float" office:value="-20.30000001" calcext:value-type="float">
            <text:p>-20.30000001</text:p>
          </table:table-cell>
          <table:table-cell table:number-columns-repeated="3"/>
        </table:table-row>
        <table:table-row table:style-name="ro1">
          <table:table-cell office:value-type="float" office:value="4.79999999" calcext:value-type="float">
            <text:p>4.79999999</text:p>
          </table:table-cell>
          <table:table-cell table:formula="of:=[.A52]-[.$B$1]" office:value-type="float" office:value="-20.20000001" calcext:value-type="float">
            <text:p>-20.20000001</text:p>
          </table:table-cell>
          <table:table-cell table:number-columns-repeated="3"/>
        </table:table-row>
        <table:table-row table:style-name="ro1">
          <table:table-cell office:value-type="float" office:value="4.89999999" calcext:value-type="float">
            <text:p>4.89999999</text:p>
          </table:table-cell>
          <table:table-cell table:formula="of:=[.A53]-[.$B$1]" office:value-type="float" office:value="-20.10000001" calcext:value-type="float">
            <text:p>-20.10000001</text:p>
          </table:table-cell>
          <table:table-cell table:number-columns-repeated="3"/>
        </table:table-row>
        <table:table-row table:style-name="ro1">
          <table:table-cell office:value-type="float" office:value="4.99999999" calcext:value-type="float">
            <text:p>4.99999999</text:p>
          </table:table-cell>
          <table:table-cell table:formula="of:=[.A54]-[.$B$1]" office:value-type="float" office:value="-20.00000001" calcext:value-type="float">
            <text:p>-20.00000001</text:p>
          </table:table-cell>
          <table:table-cell table:number-columns-repeated="3"/>
        </table:table-row>
        <table:table-row table:style-name="ro1">
          <table:table-cell office:value-type="float" office:value="5.09999999" calcext:value-type="float">
            <text:p>5.09999999</text:p>
          </table:table-cell>
          <table:table-cell table:formula="of:=[.A55]-[.$B$1]" office:value-type="float" office:value="-19.90000001" calcext:value-type="float">
            <text:p>-19.90000001</text:p>
          </table:table-cell>
          <table:table-cell table:number-columns-repeated="3"/>
        </table:table-row>
        <table:table-row table:style-name="ro1">
          <table:table-cell office:value-type="float" office:value="5.19999999" calcext:value-type="float">
            <text:p>5.19999999</text:p>
          </table:table-cell>
          <table:table-cell table:formula="of:=[.A56]-[.$B$1]" office:value-type="float" office:value="-19.80000001" calcext:value-type="float">
            <text:p>-19.80000001</text:p>
          </table:table-cell>
          <table:table-cell table:number-columns-repeated="3"/>
        </table:table-row>
        <table:table-row table:style-name="ro1">
          <table:table-cell office:value-type="float" office:value="5.29999999" calcext:value-type="float">
            <text:p>5.29999999</text:p>
          </table:table-cell>
          <table:table-cell table:formula="of:=[.A57]-[.$B$1]" office:value-type="float" office:value="-19.70000001" calcext:value-type="float">
            <text:p>-19.70000001</text:p>
          </table:table-cell>
          <table:table-cell table:number-columns-repeated="3"/>
        </table:table-row>
        <table:table-row table:style-name="ro1">
          <table:table-cell office:value-type="float" office:value="5.39999999" calcext:value-type="float">
            <text:p>5.39999999</text:p>
          </table:table-cell>
          <table:table-cell table:formula="of:=[.A58]-[.$B$1]" office:value-type="float" office:value="-19.60000001" calcext:value-type="float">
            <text:p>-19.60000001</text:p>
          </table:table-cell>
          <table:table-cell table:number-columns-repeated="3"/>
        </table:table-row>
        <table:table-row table:style-name="ro1">
          <table:table-cell office:value-type="float" office:value="5.49999999" calcext:value-type="float">
            <text:p>5.49999999</text:p>
          </table:table-cell>
          <table:table-cell table:formula="of:=[.A59]-[.$B$1]" office:value-type="float" office:value="-19.50000001" calcext:value-type="float">
            <text:p>-19.50000001</text:p>
          </table:table-cell>
          <table:table-cell table:number-columns-repeated="3"/>
        </table:table-row>
        <table:table-row table:style-name="ro1">
          <table:table-cell office:value-type="float" office:value="5.59999999" calcext:value-type="float">
            <text:p>5.59999999</text:p>
          </table:table-cell>
          <table:table-cell table:formula="of:=[.A60]-[.$B$1]" office:value-type="float" office:value="-19.40000001" calcext:value-type="float">
            <text:p>-19.40000001</text:p>
          </table:table-cell>
          <table:table-cell table:number-columns-repeated="3"/>
        </table:table-row>
        <table:table-row table:style-name="ro1">
          <table:table-cell office:value-type="float" office:value="5.69999999" calcext:value-type="float">
            <text:p>5.69999999</text:p>
          </table:table-cell>
          <table:table-cell table:formula="of:=[.A61]-[.$B$1]" office:value-type="float" office:value="-19.30000001" calcext:value-type="float">
            <text:p>-19.30000001</text:p>
          </table:table-cell>
          <table:table-cell table:number-columns-repeated="3"/>
        </table:table-row>
        <table:table-row table:style-name="ro1">
          <table:table-cell office:value-type="float" office:value="5.79999999" calcext:value-type="float">
            <text:p>5.79999999</text:p>
          </table:table-cell>
          <table:table-cell table:formula="of:=[.A62]-[.$B$1]" office:value-type="float" office:value="-19.20000001" calcext:value-type="float">
            <text:p>-19.20000001</text:p>
          </table:table-cell>
          <table:table-cell table:number-columns-repeated="3"/>
        </table:table-row>
        <table:table-row table:style-name="ro1">
          <table:table-cell office:value-type="float" office:value="5.89999999" calcext:value-type="float">
            <text:p>5.89999999</text:p>
          </table:table-cell>
          <table:table-cell table:formula="of:=[.A63]-[.$B$1]" office:value-type="float" office:value="-19.10000001" calcext:value-type="float">
            <text:p>-19.10000001</text:p>
          </table:table-cell>
          <table:table-cell table:number-columns-repeated="3"/>
        </table:table-row>
        <table:table-row table:style-name="ro1">
          <table:table-cell office:value-type="float" office:value="5.99999999" calcext:value-type="float">
            <text:p>5.99999999</text:p>
          </table:table-cell>
          <table:table-cell table:formula="of:=[.A64]-[.$B$1]" office:value-type="float" office:value="-19.00000001" calcext:value-type="float">
            <text:p>-19.00000001</text:p>
          </table:table-cell>
          <table:table-cell table:number-columns-repeated="3"/>
        </table:table-row>
        <table:table-row table:style-name="ro1">
          <table:table-cell office:value-type="float" office:value="6.09999999" calcext:value-type="float">
            <text:p>6.09999999</text:p>
          </table:table-cell>
          <table:table-cell table:formula="of:=[.A65]-[.$B$1]" office:value-type="float" office:value="-18.90000001" calcext:value-type="float">
            <text:p>-18.90000001</text:p>
          </table:table-cell>
          <table:table-cell table:number-columns-repeated="3"/>
        </table:table-row>
        <table:table-row table:style-name="ro1">
          <table:table-cell office:value-type="float" office:value="6.19999999" calcext:value-type="float">
            <text:p>6.19999999</text:p>
          </table:table-cell>
          <table:table-cell table:formula="of:=[.A66]-[.$B$1]" office:value-type="float" office:value="-18.80000001" calcext:value-type="float">
            <text:p>-18.80000001</text:p>
          </table:table-cell>
          <table:table-cell table:number-columns-repeated="3"/>
        </table:table-row>
        <table:table-row table:style-name="ro1">
          <table:table-cell office:value-type="float" office:value="6.29999999" calcext:value-type="float">
            <text:p>6.29999999</text:p>
          </table:table-cell>
          <table:table-cell table:formula="of:=[.A67]-[.$B$1]" office:value-type="float" office:value="-18.70000001" calcext:value-type="float">
            <text:p>-18.70000001</text:p>
          </table:table-cell>
          <table:table-cell table:number-columns-repeated="3"/>
        </table:table-row>
        <table:table-row table:style-name="ro1">
          <table:table-cell office:value-type="float" office:value="6.39999999" calcext:value-type="float">
            <text:p>6.39999999</text:p>
          </table:table-cell>
          <table:table-cell table:formula="of:=[.A68]-[.$B$1]" office:value-type="float" office:value="-18.60000001" calcext:value-type="float">
            <text:p>-18.60000001</text:p>
          </table:table-cell>
          <table:table-cell table:number-columns-repeated="3"/>
        </table:table-row>
        <table:table-row table:style-name="ro1">
          <table:table-cell office:value-type="float" office:value="6.49999999" calcext:value-type="float">
            <text:p>6.49999999</text:p>
          </table:table-cell>
          <table:table-cell table:formula="of:=[.A69]-[.$B$1]" office:value-type="float" office:value="-18.50000001" calcext:value-type="float">
            <text:p>-18.50000001</text:p>
          </table:table-cell>
          <table:table-cell table:number-columns-repeated="3"/>
        </table:table-row>
        <table:table-row table:style-name="ro1">
          <table:table-cell office:value-type="float" office:value="6.59999999" calcext:value-type="float">
            <text:p>6.59999999</text:p>
          </table:table-cell>
          <table:table-cell table:formula="of:=[.A70]-[.$B$1]" office:value-type="float" office:value="-18.40000001" calcext:value-type="float">
            <text:p>-18.40000001</text:p>
          </table:table-cell>
          <table:table-cell table:number-columns-repeated="3"/>
        </table:table-row>
        <table:table-row table:style-name="ro1">
          <table:table-cell office:value-type="float" office:value="6.69999999" calcext:value-type="float">
            <text:p>6.69999999</text:p>
          </table:table-cell>
          <table:table-cell table:formula="of:=[.A71]-[.$B$1]" office:value-type="float" office:value="-18.30000001" calcext:value-type="float">
            <text:p>-18.30000001</text:p>
          </table:table-cell>
          <table:table-cell table:number-columns-repeated="3"/>
        </table:table-row>
        <table:table-row table:style-name="ro1">
          <table:table-cell office:value-type="float" office:value="6.79999999" calcext:value-type="float">
            <text:p>6.79999999</text:p>
          </table:table-cell>
          <table:table-cell table:formula="of:=[.A72]-[.$B$1]" office:value-type="float" office:value="-18.20000001" calcext:value-type="float">
            <text:p>-18.20000001</text:p>
          </table:table-cell>
          <table:table-cell table:number-columns-repeated="3"/>
        </table:table-row>
        <table:table-row table:style-name="ro1">
          <table:table-cell office:value-type="float" office:value="6.89999999" calcext:value-type="float">
            <text:p>6.89999999</text:p>
          </table:table-cell>
          <table:table-cell table:formula="of:=[.A73]-[.$B$1]" office:value-type="float" office:value="-18.10000001" calcext:value-type="float">
            <text:p>-18.10000001</text:p>
          </table:table-cell>
          <table:table-cell table:number-columns-repeated="3"/>
        </table:table-row>
        <table:table-row table:style-name="ro1">
          <table:table-cell office:value-type="float" office:value="6.99999999" calcext:value-type="float">
            <text:p>6.99999999</text:p>
          </table:table-cell>
          <table:table-cell table:formula="of:=[.A74]-[.$B$1]" office:value-type="float" office:value="-18.00000001" calcext:value-type="float">
            <text:p>-18.00000001</text:p>
          </table:table-cell>
          <table:table-cell table:number-columns-repeated="3"/>
        </table:table-row>
        <table:table-row table:style-name="ro1">
          <table:table-cell office:value-type="float" office:value="7.09999999" calcext:value-type="float">
            <text:p>7.09999999</text:p>
          </table:table-cell>
          <table:table-cell table:formula="of:=[.A75]-[.$B$1]" office:value-type="float" office:value="-17.90000001" calcext:value-type="float">
            <text:p>-17.90000001</text:p>
          </table:table-cell>
          <table:table-cell table:number-columns-repeated="3"/>
        </table:table-row>
        <table:table-row table:style-name="ro1">
          <table:table-cell office:value-type="float" office:value="7.19999999" calcext:value-type="float">
            <text:p>7.19999999</text:p>
          </table:table-cell>
          <table:table-cell table:formula="of:=[.A76]-[.$B$1]" office:value-type="float" office:value="-17.80000001" calcext:value-type="float">
            <text:p>-17.80000001</text:p>
          </table:table-cell>
          <table:table-cell table:number-columns-repeated="3"/>
        </table:table-row>
        <table:table-row table:style-name="ro1">
          <table:table-cell office:value-type="float" office:value="7.29999999" calcext:value-type="float">
            <text:p>7.29999999</text:p>
          </table:table-cell>
          <table:table-cell table:formula="of:=[.A77]-[.$B$1]" office:value-type="float" office:value="-17.70000001" calcext:value-type="float">
            <text:p>-17.70000001</text:p>
          </table:table-cell>
          <table:table-cell table:number-columns-repeated="3"/>
        </table:table-row>
        <table:table-row table:style-name="ro1">
          <table:table-cell office:value-type="float" office:value="7.39999999" calcext:value-type="float">
            <text:p>7.39999999</text:p>
          </table:table-cell>
          <table:table-cell table:formula="of:=[.A78]-[.$B$1]" office:value-type="float" office:value="-17.60000001" calcext:value-type="float">
            <text:p>-17.60000001</text:p>
          </table:table-cell>
          <table:table-cell table:number-columns-repeated="3"/>
        </table:table-row>
        <table:table-row table:style-name="ro1">
          <table:table-cell office:value-type="float" office:value="7.49999999" calcext:value-type="float">
            <text:p>7.49999999</text:p>
          </table:table-cell>
          <table:table-cell table:formula="of:=[.A79]-[.$B$1]" office:value-type="float" office:value="-17.50000001" calcext:value-type="float">
            <text:p>-17.50000001</text:p>
          </table:table-cell>
          <table:table-cell table:number-columns-repeated="3"/>
        </table:table-row>
        <table:table-row table:style-name="ro1">
          <table:table-cell office:value-type="float" office:value="7.59999999" calcext:value-type="float">
            <text:p>7.59999999</text:p>
          </table:table-cell>
          <table:table-cell table:formula="of:=[.A80]-[.$B$1]" office:value-type="float" office:value="-17.40000001" calcext:value-type="float">
            <text:p>-17.40000001</text:p>
          </table:table-cell>
          <table:table-cell table:number-columns-repeated="3"/>
        </table:table-row>
        <table:table-row table:style-name="ro1">
          <table:table-cell office:value-type="float" office:value="7.69999999" calcext:value-type="float">
            <text:p>7.69999999</text:p>
          </table:table-cell>
          <table:table-cell table:formula="of:=[.A81]-[.$B$1]" office:value-type="float" office:value="-17.30000001" calcext:value-type="float">
            <text:p>-17.30000001</text:p>
          </table:table-cell>
          <table:table-cell table:number-columns-repeated="3"/>
        </table:table-row>
        <table:table-row table:style-name="ro1">
          <table:table-cell office:value-type="float" office:value="7.79999999" calcext:value-type="float">
            <text:p>7.79999999</text:p>
          </table:table-cell>
          <table:table-cell table:formula="of:=[.A82]-[.$B$1]" office:value-type="float" office:value="-17.20000001" calcext:value-type="float">
            <text:p>-17.20000001</text:p>
          </table:table-cell>
          <table:table-cell table:number-columns-repeated="3"/>
        </table:table-row>
        <table:table-row table:style-name="ro1">
          <table:table-cell office:value-type="float" office:value="7.89999999" calcext:value-type="float">
            <text:p>7.89999999</text:p>
          </table:table-cell>
          <table:table-cell table:formula="of:=[.A83]-[.$B$1]" office:value-type="float" office:value="-17.10000001" calcext:value-type="float">
            <text:p>-17.10000001</text:p>
          </table:table-cell>
          <table:table-cell table:number-columns-repeated="3"/>
        </table:table-row>
        <table:table-row table:style-name="ro1">
          <table:table-cell office:value-type="float" office:value="7.99999999" calcext:value-type="float">
            <text:p>7.99999999</text:p>
          </table:table-cell>
          <table:table-cell table:formula="of:=[.A84]-[.$B$1]" office:value-type="float" office:value="-17.00000001" calcext:value-type="float">
            <text:p>-17.00000001</text:p>
          </table:table-cell>
          <table:table-cell table:number-columns-repeated="3"/>
        </table:table-row>
        <table:table-row table:style-name="ro1">
          <table:table-cell office:value-type="float" office:value="8.09999999" calcext:value-type="float">
            <text:p>8.09999999</text:p>
          </table:table-cell>
          <table:table-cell table:formula="of:=[.A85]-[.$B$1]" office:value-type="float" office:value="-16.90000001" calcext:value-type="float">
            <text:p>-16.90000001</text:p>
          </table:table-cell>
          <table:table-cell table:number-columns-repeated="3"/>
        </table:table-row>
        <table:table-row table:style-name="ro1">
          <table:table-cell office:value-type="float" office:value="8.19999999" calcext:value-type="float">
            <text:p>8.19999999</text:p>
          </table:table-cell>
          <table:table-cell table:formula="of:=[.A86]-[.$B$1]" office:value-type="float" office:value="-16.80000001" calcext:value-type="float">
            <text:p>-16.80000001</text:p>
          </table:table-cell>
          <table:table-cell table:number-columns-repeated="3"/>
        </table:table-row>
        <table:table-row table:style-name="ro1">
          <table:table-cell office:value-type="float" office:value="8.29999999" calcext:value-type="float">
            <text:p>8.29999999</text:p>
          </table:table-cell>
          <table:table-cell table:formula="of:=[.A87]-[.$B$1]" office:value-type="float" office:value="-16.70000001" calcext:value-type="float">
            <text:p>-16.70000001</text:p>
          </table:table-cell>
          <table:table-cell table:number-columns-repeated="3"/>
        </table:table-row>
        <table:table-row table:style-name="ro1">
          <table:table-cell office:value-type="float" office:value="8.39999999" calcext:value-type="float">
            <text:p>8.39999999</text:p>
          </table:table-cell>
          <table:table-cell table:formula="of:=[.A88]-[.$B$1]" office:value-type="float" office:value="-16.60000001" calcext:value-type="float">
            <text:p>-16.60000001</text:p>
          </table:table-cell>
          <table:table-cell table:number-columns-repeated="3"/>
        </table:table-row>
        <table:table-row table:style-name="ro1">
          <table:table-cell office:value-type="float" office:value="8.49999999" calcext:value-type="float">
            <text:p>8.49999999</text:p>
          </table:table-cell>
          <table:table-cell table:formula="of:=[.A89]-[.$B$1]" office:value-type="float" office:value="-16.50000001" calcext:value-type="float">
            <text:p>-16.50000001</text:p>
          </table:table-cell>
          <table:table-cell table:number-columns-repeated="3"/>
        </table:table-row>
        <table:table-row table:style-name="ro1">
          <table:table-cell office:value-type="float" office:value="8.59999999" calcext:value-type="float">
            <text:p>8.59999999</text:p>
          </table:table-cell>
          <table:table-cell table:formula="of:=[.A90]-[.$B$1]" office:value-type="float" office:value="-16.40000001" calcext:value-type="float">
            <text:p>-16.40000001</text:p>
          </table:table-cell>
          <table:table-cell table:number-columns-repeated="3"/>
        </table:table-row>
        <table:table-row table:style-name="ro1">
          <table:table-cell office:value-type="float" office:value="8.69999999" calcext:value-type="float">
            <text:p>8.69999999</text:p>
          </table:table-cell>
          <table:table-cell table:formula="of:=[.A91]-[.$B$1]" office:value-type="float" office:value="-16.30000001" calcext:value-type="float">
            <text:p>-16.30000001</text:p>
          </table:table-cell>
          <table:table-cell table:number-columns-repeated="3"/>
        </table:table-row>
        <table:table-row table:style-name="ro1">
          <table:table-cell office:value-type="float" office:value="8.79999999" calcext:value-type="float">
            <text:p>8.79999999</text:p>
          </table:table-cell>
          <table:table-cell table:formula="of:=[.A92]-[.$B$1]" office:value-type="float" office:value="-16.20000001" calcext:value-type="float">
            <text:p>-16.20000001</text:p>
          </table:table-cell>
          <table:table-cell table:number-columns-repeated="3"/>
        </table:table-row>
        <table:table-row table:style-name="ro1">
          <table:table-cell office:value-type="float" office:value="8.89999999" calcext:value-type="float">
            <text:p>8.89999999</text:p>
          </table:table-cell>
          <table:table-cell table:formula="of:=[.A93]-[.$B$1]" office:value-type="float" office:value="-16.10000001" calcext:value-type="float">
            <text:p>-16.10000001</text:p>
          </table:table-cell>
          <table:table-cell table:number-columns-repeated="3"/>
        </table:table-row>
        <table:table-row table:style-name="ro1">
          <table:table-cell office:value-type="float" office:value="8.99999999" calcext:value-type="float">
            <text:p>8.99999999</text:p>
          </table:table-cell>
          <table:table-cell table:formula="of:=[.A94]-[.$B$1]" office:value-type="float" office:value="-16.00000001" calcext:value-type="float">
            <text:p>-16.00000001</text:p>
          </table:table-cell>
          <table:table-cell table:number-columns-repeated="3"/>
        </table:table-row>
        <table:table-row table:style-name="ro1">
          <table:table-cell office:value-type="float" office:value="9.09999999" calcext:value-type="float">
            <text:p>9.09999999</text:p>
          </table:table-cell>
          <table:table-cell table:formula="of:=[.A95]-[.$B$1]" office:value-type="float" office:value="-15.90000001" calcext:value-type="float">
            <text:p>-15.90000001</text:p>
          </table:table-cell>
          <table:table-cell table:number-columns-repeated="3"/>
        </table:table-row>
        <table:table-row table:style-name="ro1">
          <table:table-cell office:value-type="float" office:value="9.19999999" calcext:value-type="float">
            <text:p>9.19999999</text:p>
          </table:table-cell>
          <table:table-cell table:formula="of:=[.A96]-[.$B$1]" office:value-type="float" office:value="-15.80000001" calcext:value-type="float">
            <text:p>-15.80000001</text:p>
          </table:table-cell>
          <table:table-cell table:number-columns-repeated="3"/>
        </table:table-row>
        <table:table-row table:style-name="ro1">
          <table:table-cell office:value-type="float" office:value="9.29999999" calcext:value-type="float">
            <text:p>9.29999999</text:p>
          </table:table-cell>
          <table:table-cell table:formula="of:=[.A97]-[.$B$1]" office:value-type="float" office:value="-15.70000001" calcext:value-type="float">
            <text:p>-15.70000001</text:p>
          </table:table-cell>
          <table:table-cell table:number-columns-repeated="3"/>
        </table:table-row>
        <table:table-row table:style-name="ro1">
          <table:table-cell office:value-type="float" office:value="9.39999999" calcext:value-type="float">
            <text:p>9.39999999</text:p>
          </table:table-cell>
          <table:table-cell table:formula="of:=[.A98]-[.$B$1]" office:value-type="float" office:value="-15.60000001" calcext:value-type="float">
            <text:p>-15.60000001</text:p>
          </table:table-cell>
          <table:table-cell table:number-columns-repeated="3"/>
        </table:table-row>
        <table:table-row table:style-name="ro1">
          <table:table-cell office:value-type="float" office:value="9.49999999" calcext:value-type="float">
            <text:p>9.49999999</text:p>
          </table:table-cell>
          <table:table-cell table:formula="of:=[.A99]-[.$B$1]" office:value-type="float" office:value="-15.50000001" calcext:value-type="float">
            <text:p>-15.50000001</text:p>
          </table:table-cell>
          <table:table-cell table:number-columns-repeated="3"/>
        </table:table-row>
        <table:table-row table:style-name="ro1">
          <table:table-cell office:value-type="float" office:value="9.59999999" calcext:value-type="float">
            <text:p>9.59999999</text:p>
          </table:table-cell>
          <table:table-cell table:formula="of:=[.A100]-[.$B$1]" office:value-type="float" office:value="-15.40000001" calcext:value-type="float">
            <text:p>-15.40000001</text:p>
          </table:table-cell>
          <table:table-cell table:number-columns-repeated="3"/>
        </table:table-row>
        <table:table-row table:style-name="ro1">
          <table:table-cell office:value-type="float" office:value="9.69999999" calcext:value-type="float">
            <text:p>9.69999999</text:p>
          </table:table-cell>
          <table:table-cell table:formula="of:=[.A101]-[.$B$1]" office:value-type="float" office:value="-15.30000001" calcext:value-type="float">
            <text:p>-15.30000001</text:p>
          </table:table-cell>
          <table:table-cell table:number-columns-repeated="3"/>
        </table:table-row>
        <table:table-row table:style-name="ro1">
          <table:table-cell office:value-type="float" office:value="9.79999999" calcext:value-type="float">
            <text:p>9.79999999</text:p>
          </table:table-cell>
          <table:table-cell table:formula="of:=[.A102]-[.$B$1]" office:value-type="float" office:value="-15.20000001" calcext:value-type="float">
            <text:p>-15.20000001</text:p>
          </table:table-cell>
          <table:table-cell table:number-columns-repeated="3"/>
        </table:table-row>
        <table:table-row table:style-name="ro1">
          <table:table-cell office:value-type="float" office:value="9.89999999" calcext:value-type="float">
            <text:p>9.89999999</text:p>
          </table:table-cell>
          <table:table-cell table:formula="of:=[.A103]-[.$B$1]" office:value-type="float" office:value="-15.10000001" calcext:value-type="float">
            <text:p>-15.10000001</text:p>
          </table:table-cell>
          <table:table-cell table:number-columns-repeated="3"/>
        </table:table-row>
        <table:table-row table:style-name="ro1">
          <table:table-cell office:value-type="float" office:value="9.99999999" calcext:value-type="float">
            <text:p>9.99999999</text:p>
          </table:table-cell>
          <table:table-cell table:formula="of:=[.A104]-[.$B$1]" office:value-type="float" office:value="-15.00000001" calcext:value-type="float">
            <text:p>-15.00000001</text:p>
          </table:table-cell>
          <table:table-cell table:number-columns-repeated="3"/>
        </table:table-row>
        <table:table-row table:style-name="ro1">
          <table:table-cell office:value-type="float" office:value="10.09999999" calcext:value-type="float">
            <text:p>10.09999999</text:p>
          </table:table-cell>
          <table:table-cell table:formula="of:=[.A105]-[.$B$1]" office:value-type="float" office:value="-14.90000001" calcext:value-type="float">
            <text:p>-14.900000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30T10:53:07.864789526</dc:date>
    <meta:editing-duration>PT16H3M38S</meta:editing-duration>
    <meta:editing-cycles>2</meta:editing-cycles>
    <meta:generator>LibreOffice/6.0.7.3$Linux_X86_64 LibreOffice_project/00m0$Build-3</meta:generator>
    <meta:document-statistic meta:table-count="3" meta:cell-count="7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56cm" svg:height="11.164cm" xlink:href=".." xlink:type="simple" chart:class="chart:scatter" chart:style-name="ch1">
        <chart:legend chart:legend-position="end" svg:x="14.12cm" svg:y="5.034cm" style:legend-expansion="high" chart:style-name="ch2"/>
        <chart:plot-area chart:style-name="ch3" table:cell-range-address="'bch-for-tokens'.A1:'bch-for-tokens'.B101" chart:data-source-has-labels="row" svg:x="0.397cm" svg:y="0.223cm" svg:width="13.326cm" svg:height="10.718cm">
          <chartooo:coordinate-region svg:x="1.68cm" svg:y="0.422cm" svg:width="11.856cm" svg:height="10.3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ch-for-tokens'.B2:'bch-for-tokens'.B101" chart:label-cell-address="'bch-for-tokens'.B1:'bch-for-tokens'.B1" chart:class="chart:scatter">
            <chart:domain table:cell-range-address="'bch-for-tokens'.A2:'bch-for-tokens'.A101"/>
            <chart:regression-curve chart:style-name="ch7">
              <chart:equation chart:display-equation="true" chart:display-r-square="false" svg:x="1.622cm" svg:y="1.312cm"/>
            </chart:regression-curve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ken Balance</text:p>
                <draw:g>
                  <svg:desc>'bch-for-tokens'.B1:'bch-for-token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'bch-for-tokens'.A2:'bch-for-tokens'.A101</svg:desc>
                </draw:g>
              </table:table-cell>
              <table:table-cell office:value-type="float" office:value="-24141.63618697">
                <text:p>-24141.63618697</text:p>
                <draw:g>
                  <svg:desc>'bch-for-tokens'.B2:'bch-for-tokens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-22114.28814618">
                <text:p>-22114.28814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-20675.86653383">
                <text:p>-20675.86653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-19560.14202722">
                <text:p>-19560.14202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-18648.52974323">
                <text:p>-18648.52974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-17877.77312979">
                <text:p>-17877.77312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-17210.11375595">
                <text:p>-17210.11375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999999">
                <text:p>0.89999999</text:p>
              </table:table-cell>
              <table:table-cell office:value-type="float" office:value="-16621.19670266">
                <text:p>-16621.19670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999999">
                <text:p>0.99999999</text:p>
              </table:table-cell>
              <table:table-cell office:value-type="float" office:value="-16094.39262436">
                <text:p>-16094.392624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999999">
                <text:p>1.09999999</text:p>
              </table:table-cell>
              <table:table-cell office:value-type="float" office:value="-15617.84049807">
                <text:p>-15617.84049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-15182.78259039">
                <text:p>-15182.78259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">
                <text:p>1.3</text:p>
              </table:table-cell>
              <table:table-cell office:value-type="float" office:value="-14782.56818663">
                <text:p>-14782.56818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">
                <text:p>1.4</text:p>
              </table:table-cell>
              <table:table-cell office:value-type="float" office:value="-14412.02758411">
                <text:p>-14412.02758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-14067.06258381">
                <text:p>-14067.06258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">
                <text:p>1.6</text:p>
              </table:table-cell>
              <table:table-cell office:value-type="float" office:value="-13744.36941562">
                <text:p>-13744.369415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">
                <text:p>1.7</text:p>
              </table:table-cell>
              <table:table-cell office:value-type="float" office:value="-13441.24581022">
                <text:p>-13441.24581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">
                <text:p>1.8</text:p>
              </table:table-cell>
              <table:table-cell office:value-type="float" office:value="-13155.45329984">
                <text:p>-13155.453299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">
                <text:p>1.9</text:p>
              </table:table-cell>
              <table:table-cell office:value-type="float" office:value="-12885.11679875">
                <text:p>-12885.11679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-12628.64997155">
                <text:p>-12628.649971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">
                <text:p>2.1</text:p>
              </table:table-cell>
              <table:table-cell office:value-type="float" office:value="-12384.69882927">
                <text:p>-12384.698829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">
                <text:p>2.2</text:p>
              </table:table-cell>
              <table:table-cell office:value-type="float" office:value="-12152.09845889">
                <text:p>-12152.09845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">
                <text:p>2.3</text:p>
              </table:table-cell>
              <table:table-cell office:value-type="float" office:value="-11929.83937924">
                <text:p>-11929.83937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">
                <text:p>2.4</text:p>
              </table:table-cell>
              <table:table-cell office:value-type="float" office:value="-11717.04106258">
                <text:p>-11717.04106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">
                <text:p>2.5</text:p>
              </table:table-cell>
              <table:table-cell office:value-type="float" office:value="-11512.93086498">
                <text:p>-11512.930864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">
                <text:p>2.6</text:p>
              </table:table-cell>
              <table:table-cell office:value-type="float" office:value="-11316.82709152">
                <text:p>-11316.82709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">
                <text:p>2.7</text:p>
              </table:table-cell>
              <table:table-cell office:value-type="float" office:value="-11128.1252593">
                <text:p>-11128.1252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">
                <text:p>2.8</text:p>
              </table:table-cell>
              <table:table-cell office:value-type="float" office:value="-10946.28685987">
                <text:p>-10946.286859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">
                <text:p>2.9</text:p>
              </table:table-cell>
              <table:table-cell office:value-type="float" office:value="-10770.83009456">
                <text:p>-10770.830094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-10601.32218101">
                <text:p>-10601.32218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">
                <text:p>3.1</text:p>
              </table:table-cell>
              <table:table-cell office:value-type="float" office:value="-10437.37292173">
                <text:p>-10437.37292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">
                <text:p>3.2</text:p>
              </table:table-cell>
              <table:table-cell office:value-type="float" office:value="-10278.62929407">
                <text:p>-10278.629294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3">
                <text:p>3.3</text:p>
              </table:table-cell>
              <table:table-cell office:value-type="float" office:value="-10124.77087289">
                <text:p>-10124.770872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">
                <text:p>3.4</text:p>
              </table:table-cell>
              <table:table-cell office:value-type="float" office:value="-9975.50593683">
                <text:p>-9975.505936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">
                <text:p>3.5</text:p>
              </table:table-cell>
              <table:table-cell office:value-type="float" office:value="-9830.56813901">
                <text:p>-9830.56813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">
                <text:p>3.6</text:p>
              </table:table-cell>
              <table:table-cell office:value-type="float" office:value="-9689.71364704">
                <text:p>-9689.713647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7">
                <text:p>3.7</text:p>
              </table:table-cell>
              <table:table-cell office:value-type="float" office:value="-9552.71867475">
                <text:p>-9552.71867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8">
                <text:p>3.8</text:p>
              </table:table-cell>
              <table:table-cell office:value-type="float" office:value="-9419.37734332">
                <text:p>-9419.377343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9">
                <text:p>3.9</text:p>
              </table:table-cell>
              <table:table-cell office:value-type="float" office:value="-9289.49982021">
                <text:p>-9289.499820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-9162.91069375">
                <text:p>-9162.91069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1">
                <text:p>4.1</text:p>
              </table:table-cell>
              <table:table-cell office:value-type="float" office:value="-9039.44754848">
                <text:p>-9039.44754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2">
                <text:p>4.2</text:p>
              </table:table-cell>
              <table:table-cell office:value-type="float" office:value="-8918.95971219">
                <text:p>-8918.95971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3">
                <text:p>4.3</text:p>
              </table:table-cell>
              <table:table-cell office:value-type="float" office:value="-8801.30715038">
                <text:p>-8801.307150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4">
                <text:p>4.4</text:p>
              </table:table-cell>
              <table:table-cell office:value-type="float" office:value="-8686.35948791">
                <text:p>-8686.35948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5">
                <text:p>4.5</text:p>
              </table:table-cell>
              <table:table-cell office:value-type="float" office:value="-8573.99514047">
                <text:p>-8573.995140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9999999">
                <text:p>4.59999999</text:p>
              </table:table-cell>
              <table:table-cell office:value-type="float" office:value="-8464.10054165">
                <text:p>-8464.100541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9999999">
                <text:p>4.69999999</text:p>
              </table:table-cell>
              <table:table-cell office:value-type="float" office:value="-8356.56945311">
                <text:p>-8356.569453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9999999">
                <text:p>4.79999999</text:p>
              </table:table-cell>
              <table:table-cell office:value-type="float" office:value="-8251.30234728">
                <text:p>-8251.302347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9999999">
                <text:p>4.89999999</text:p>
              </table:table-cell>
              <table:table-cell office:value-type="float" office:value="-8148.20585387">
                <text:p>-8148.205853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9999999">
                <text:p>4.99999999</text:p>
              </table:table-cell>
              <table:table-cell office:value-type="float" office:value="-8047.19226218">
                <text:p>-8047.192262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09999999">
                <text:p>5.09999999</text:p>
              </table:table-cell>
              <table:table-cell office:value-type="float" office:value="-7948.17907275">
                <text:p>-7948.179072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9999999">
                <text:p>5.19999999</text:p>
              </table:table-cell>
              <table:table-cell office:value-type="float" office:value="-7851.08859256">
                <text:p>-7851.088592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9999999">
                <text:p>5.29999999</text:p>
              </table:table-cell>
              <table:table-cell office:value-type="float" office:value="-7755.84756873">
                <text:p>-7755.847568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9999999">
                <text:p>5.39999999</text:p>
              </table:table-cell>
              <table:table-cell office:value-type="float" office:value="-7662.3868565">
                <text:p>-7662.38685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9999999">
                <text:p>5.49999999</text:p>
              </table:table-cell>
              <table:table-cell office:value-type="float" office:value="-7570.6411177">
                <text:p>-7570.64111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9999999">
                <text:p>5.59999999</text:p>
              </table:table-cell>
              <table:table-cell office:value-type="float" office:value="-7480.54854636">
                <text:p>-7480.54854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9999999">
                <text:p>5.69999999</text:p>
              </table:table-cell>
              <table:table-cell office:value-type="float" office:value="-7392.05061857">
                <text:p>-7392.05061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9999999">
                <text:p>5.79999999</text:p>
              </table:table-cell>
              <table:table-cell office:value-type="float" office:value="-7305.09186417">
                <text:p>-7305.091864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9999999">
                <text:p>5.89999999</text:p>
              </table:table-cell>
              <table:table-cell office:value-type="float" office:value="-7219.61965792">
                <text:p>-7219.619657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9999999">
                <text:p>5.99999999</text:p>
              </table:table-cell>
              <table:table-cell office:value-type="float" office:value="-7135.58402821">
                <text:p>-7135.584028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09999999">
                <text:p>6.09999999</text:p>
              </table:table-cell>
              <table:table-cell office:value-type="float" office:value="-7052.93748156">
                <text:p>-7052.937481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9999999">
                <text:p>6.19999999</text:p>
              </table:table-cell>
              <table:table-cell office:value-type="float" office:value="-6971.63484151">
                <text:p>-6971.634841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9999999">
                <text:p>6.29999999</text:p>
              </table:table-cell>
              <table:table-cell office:value-type="float" office:value="-6891.63310022">
                <text:p>-6891.633100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9999999">
                <text:p>6.39999999</text:p>
              </table:table-cell>
              <table:table-cell office:value-type="float" office:value="-6812.89128189">
                <text:p>-6812.891281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9999999">
                <text:p>6.49999999</text:p>
              </table:table-cell>
              <table:table-cell office:value-type="float" office:value="-6735.37031676">
                <text:p>-6735.370316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9999999">
                <text:p>6.59999999</text:p>
              </table:table-cell>
              <table:table-cell office:value-type="float" office:value="-6659.03292464">
                <text:p>-6659.032924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9999999">
                <text:p>6.69999999</text:p>
              </table:table-cell>
              <table:table-cell office:value-type="float" office:value="-6583.84350729">
                <text:p>-6583.843507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9999999">
                <text:p>6.79999999</text:p>
              </table:table-cell>
              <table:table-cell office:value-type="float" office:value="-6509.76804873">
                <text:p>-6509.768048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9999999">
                <text:p>6.89999999</text:p>
              </table:table-cell>
              <table:table-cell office:value-type="float" office:value="-6436.77402285">
                <text:p>-6436.77402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9999999">
                <text:p>6.99999999</text:p>
              </table:table-cell>
              <table:table-cell office:value-type="float" office:value="-6364.83030764">
                <text:p>-6364.830307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09999999">
                <text:p>7.09999999</text:p>
              </table:table-cell>
              <table:table-cell office:value-type="float" office:value="-6293.90710552">
                <text:p>-6293.907105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9999999">
                <text:p>7.19999999</text:p>
              </table:table-cell>
              <table:table-cell office:value-type="float" office:value="-6223.97586924">
                <text:p>-6223.975869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9999999">
                <text:p>7.29999999</text:p>
              </table:table-cell>
              <table:table-cell office:value-type="float" office:value="-6155.00923289">
                <text:p>-6155.009232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9999999">
                <text:p>7.39999999</text:p>
              </table:table-cell>
              <table:table-cell office:value-type="float" office:value="-6086.98094762">
                <text:p>-6086.980947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9999999">
                <text:p>7.49999999</text:p>
              </table:table-cell>
              <table:table-cell office:value-type="float" office:value="-6019.86582164">
                <text:p>-6019.865821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9999999">
                <text:p>7.59999999</text:p>
              </table:table-cell>
              <table:table-cell office:value-type="float" office:value="-5953.6396642">
                <text:p>-5953.63966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9999999">
                <text:p>7.69999999</text:p>
              </table:table-cell>
              <table:table-cell office:value-type="float" office:value="-5888.27923329">
                <text:p>-5888.279233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9999999">
                <text:p>7.79999999</text:p>
              </table:table-cell>
              <table:table-cell office:value-type="float" office:value="-5823.76218664">
                <text:p>-5823.762186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9999999">
                <text:p>7.89999999</text:p>
              </table:table-cell>
              <table:table-cell office:value-type="float" office:value="-5760.06703584">
                <text:p>-5760.067035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9999999">
                <text:p>7.99999999</text:p>
              </table:table-cell>
              <table:table-cell office:value-type="float" office:value="-5697.17310345">
                <text:p>-5697.173103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09999999">
                <text:p>8.09999999</text:p>
              </table:table-cell>
              <table:table-cell office:value-type="float" office:value="-5635.06048262">
                <text:p>-5635.060482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9999999">
                <text:p>8.19999999</text:p>
              </table:table-cell>
              <table:table-cell office:value-type="float" office:value="-5573.70999934">
                <text:p>-5573.709999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9999999">
                <text:p>8.29999999</text:p>
              </table:table-cell>
              <table:table-cell office:value-type="float" office:value="-5513.10317684">
                <text:p>-5513.103176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9999999">
                <text:p>8.39999999</text:p>
              </table:table-cell>
              <table:table-cell office:value-type="float" office:value="-5453.22220224">
                <text:p>-5453.222202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9999999">
                <text:p>8.49999999</text:p>
              </table:table-cell>
              <table:table-cell office:value-type="float" office:value="-5394.0498951">
                <text:p>-5394.04989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9999999">
                <text:p>8.59999999</text:p>
              </table:table-cell>
              <table:table-cell office:value-type="float" office:value="-5335.56967782">
                <text:p>-5335.569677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9999999">
                <text:p>8.69999999</text:p>
              </table:table-cell>
              <table:table-cell office:value-type="float" office:value="-5277.76554777">
                <text:p>-5277.765547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9999999">
                <text:p>8.79999999</text:p>
              </table:table-cell>
              <table:table-cell office:value-type="float" office:value="-5220.62205102">
                <text:p>-5220.622051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9999999">
                <text:p>8.89999999</text:p>
              </table:table-cell>
              <table:table-cell office:value-type="float" office:value="-5164.12425751">
                <text:p>-5164.124257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9999999">
                <text:p>8.99999999</text:p>
              </table:table-cell>
              <table:table-cell office:value-type="float" office:value="-5108.25773767">
                <text:p>-5108.257737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09999999">
                <text:p>9.09999999</text:p>
              </table:table-cell>
              <table:table-cell office:value-type="float" office:value="-5053.00854025">
                <text:p>-5053.008540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9999999">
                <text:p>9.19999999</text:p>
              </table:table-cell>
              <table:table-cell office:value-type="float" office:value="-4998.36317146">
                <text:p>-4998.363171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9999999">
                <text:p>9.29999999</text:p>
              </table:table-cell>
              <table:table-cell office:value-type="float" office:value="-4944.30857516">
                <text:p>-4944.308575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9999999">
                <text:p>9.39999999</text:p>
              </table:table-cell>
              <table:table-cell office:value-type="float" office:value="-4890.83211414">
                <text:p>-4890.832114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9999999">
                <text:p>9.49999999</text:p>
              </table:table-cell>
              <table:table-cell office:value-type="float" office:value="-4837.92155237">
                <text:p>-4837.921552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9999999">
                <text:p>9.59999999</text:p>
              </table:table-cell>
              <table:table-cell office:value-type="float" office:value="-4785.56503823">
                <text:p>-4785.565038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9999999">
                <text:p>9.69999999</text:p>
              </table:table-cell>
              <table:table-cell office:value-type="float" office:value="-4733.75108855">
                <text:p>-4733.751088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9999999">
                <text:p>9.79999999</text:p>
              </table:table-cell>
              <table:table-cell office:value-type="float" office:value="-4682.46857351">
                <text:p>-4682.468573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9999999">
                <text:p>9.89999999</text:p>
              </table:table-cell>
              <table:table-cell office:value-type="float" office:value="-4631.70670228">
                <text:p>-4631.706702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9999999">
                <text:p>9.99999999</text:p>
              </table:table-cell>
              <table:table-cell office:value-type="float" office:value="-4581.45500938">
                <text:p>-4581.455009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09999999">
                <text:p>10.09999999</text:p>
              </table:table-cell>
              <table:table-cell office:value-type="float" office:value="-4531.70334174">
                <text:p>-4531.70334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8.996cm" xlink:href=".." xlink:type="simple" chart:class="chart:scatter" chart:style-name="ch1">
        <chart:legend chart:legend-position="end" svg:x="10.511cm" svg:y="3.95cm" style:legend-expansion="high" chart:style-name="ch2"/>
        <chart:plot-area chart:style-name="ch3" table:cell-range-address="'tokens-for-bch'.A5:'tokens-for-bch'.B75" chart:data-source-has-labels="row" svg:x="0.32cm" svg:y="0.179cm" svg:width="9.871cm" svg:height="8.638cm">
          <chartooo:coordinate-region svg:x="0.836cm" svg:y="0.378cm" svg:width="8.89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okens-for-bch'.B6:'tokens-for-bch'.B75" chart:label-cell-address="'tokens-for-bch'.B5:'tokens-for-bch'.B5" chart:class="chart:scatter">
            <chart:domain table:cell-range-address="'tokens-for-bch'.A6:'tokens-for-bch'.A75"/>
            <chart:regression-curve chart:style-name="ch7">
              <chart:equation chart:display-equation="true" chart:display-r-square="false" svg:x="3.377cm" svg:y="1.726cm"/>
            </chart:regression-curve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CH Balance</text:p>
                <draw:g>
                  <svg:desc>'tokens-for-bch'.B5:'tokens-for-bch'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500">
                <text:p>-4500</text:p>
                <draw:g>
                  <svg:desc>'tokens-for-bch'.A6:'tokens-for-bch'.A75</svg:desc>
                </draw:g>
              </table:table-cell>
              <table:table-cell office:value-type="float" office:value="167.147361056982">
                <text:p>167.147361056982</text:p>
                <draw:g>
                  <svg:desc>'tokens-for-bch'.B6:'tokens-for-bch'.B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000">
                <text:p>-4000</text:p>
              </table:table-cell>
              <table:table-cell office:value-type="float" office:value="151.241186610324">
                <text:p>151.241186610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0">
                <text:p>-3500</text:p>
              </table:table-cell>
              <table:table-cell office:value-type="float" office:value="136.84868479318">
                <text:p>136.84868479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00">
                <text:p>-3000</text:p>
              </table:table-cell>
              <table:table-cell office:value-type="float" office:value="123.825810609878">
                <text:p>123.825810609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500">
                <text:p>-2500</text:p>
              </table:table-cell>
              <table:table-cell office:value-type="float" office:value="112.042226758452">
                <text:p>112.042226758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00">
                <text:p>-2000</text:p>
              </table:table-cell>
              <table:table-cell office:value-type="float" office:value="101.379999171117">
                <text:p>101.379999171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00">
                <text:p>-1500</text:p>
              </table:table-cell>
              <table:table-cell office:value-type="float" office:value="91.7324166904811">
                <text:p>91.73241669048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00">
                <text:p>-1000</text:p>
              </table:table-cell>
              <table:table-cell office:value-type="float" office:value="83.0029230684137">
                <text:p>83.0029230684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00">
                <text:p>-500</text:p>
              </table:table-cell>
              <table:table-cell office:value-type="float" office:value="75.1041505986608">
                <text:p>75.1041505986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7.9570457114761">
                <text:p>67.95704571147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61.4900777789237">
                <text:p>61.4900777789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55.6385232123117">
                <text:p>55.6385232123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0">
                <text:p>1500</text:p>
              </table:table-cell>
              <table:table-cell office:value-type="float" office:value="50.3438176867619">
                <text:p>50.343817686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45.5529700097627">
                <text:p>45.55297000976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0">
                <text:p>2500</text:p>
              </table:table-cell>
              <table:table-cell office:value-type="float" office:value="41.2180317675032">
                <text:p>41.2180317675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37.2956174410318">
                <text:p>37.29561744103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0">
                <text:p>3500</text:p>
              </table:table-cell>
              <table:table-cell office:value-type="float" office:value="33.7464701894001">
                <text:p>33.7464701894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30.5350689540042">
                <text:p>30.53506895400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27.6292729518912">
                <text:p>27.62927295189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">
                <text:p>5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00">
                <text:p>5500</text:p>
              </table:table-cell>
              <table:table-cell office:value-type="float" office:value="22.620935450899">
                <text:p>22.6209354508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00">
                <text:p>6000</text:p>
              </table:table-cell>
              <table:table-cell office:value-type="float" office:value="20.4682688269495">
                <text:p>20.46826882694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00">
                <text:p>6500</text:p>
              </table:table-cell>
              <table:table-cell office:value-type="float" office:value="18.5204555170429">
                <text:p>18.5204555170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16.758001150891">
                <text:p>16.7580011508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00">
                <text:p>7500</text:p>
              </table:table-cell>
              <table:table-cell office:value-type="float" office:value="15.1632664928158">
                <text:p>15.1632664928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">
                <text:p>8000</text:p>
              </table:table-cell>
              <table:table-cell office:value-type="float" office:value="13.7202909023507">
                <text:p>13.7202909023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00">
                <text:p>8500</text:p>
              </table:table-cell>
              <table:table-cell office:value-type="float" office:value="12.4146325947852">
                <text:p>12.41463259478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0">
                <text:p>9000</text:p>
              </table:table-cell>
              <table:table-cell office:value-type="float" office:value="11.2332241029305">
                <text:p>11.23322410293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00">
                <text:p>9500</text:p>
              </table:table-cell>
              <table:table-cell office:value-type="float" office:value="10.164241493515">
                <text:p>10.1642414935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">
                <text:p>10000</text:p>
              </table:table-cell>
              <table:table-cell office:value-type="float" office:value="9.19698602928606">
                <text:p>9.196986029286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500">
                <text:p>10500</text:p>
              </table:table-cell>
              <table:table-cell office:value-type="float" office:value="8.32177709245199">
                <text:p>8.321777092451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00">
                <text:p>11000</text:p>
              </table:table-cell>
              <table:table-cell office:value-type="float" office:value="7.52985529780505">
                <text:p>7.529855297805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500">
                <text:p>11500</text:p>
              </table:table-cell>
              <table:table-cell office:value-type="float" office:value="6.81329482585032">
                <text:p>6.81329482585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00">
                <text:p>12000</text:p>
              </table:table-cell>
              <table:table-cell office:value-type="float" office:value="6.16492409854016">
                <text:p>6.164924098540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00">
                <text:p>12500</text:p>
              </table:table-cell>
              <table:table-cell office:value-type="float" office:value="5.57825400371075">
                <text:p>5.57825400371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00">
                <text:p>13000</text:p>
              </table:table-cell>
              <table:table-cell office:value-type="float" office:value="5.04741294986639">
                <text:p>5.04741294986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500">
                <text:p>13500</text:p>
              </table:table-cell>
              <table:table-cell office:value-type="float" office:value="4.56708810131837">
                <text:p>4.56708810131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000">
                <text:p>14000</text:p>
              </table:table-cell>
              <table:table-cell office:value-type="float" office:value="4.13247220553966">
                <text:p>4.132472205539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500">
                <text:p>14500</text:p>
              </table:table-cell>
              <table:table-cell office:value-type="float" office:value="3.73921548056588">
                <text:p>3.739215480565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00">
                <text:p>15000</text:p>
              </table:table-cell>
              <table:table-cell office:value-type="float" office:value="3.38338208091532">
                <text:p>3.383382080915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500">
                <text:p>15500</text:p>
              </table:table-cell>
              <table:table-cell office:value-type="float" office:value="3.06141070632455">
                <text:p>3.061410706324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000">
                <text:p>16000</text:p>
              </table:table-cell>
              <table:table-cell office:value-type="float" office:value="2.77007895905835">
                <text:p>2.770078959058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500">
                <text:p>16500</text:p>
              </table:table-cell>
              <table:table-cell office:value-type="float" office:value="2.50647109307009">
                <text:p>2.506471093070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000">
                <text:p>17000</text:p>
              </table:table-cell>
              <table:table-cell office:value-type="float" office:value="2.26794883223531">
                <text:p>2.267948832235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500">
                <text:p>17500</text:p>
              </table:table-cell>
              <table:table-cell office:value-type="float" office:value="2.05212496559747">
                <text:p>2.052124965597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00">
                <text:p>18000</text:p>
              </table:table-cell>
              <table:table-cell office:value-type="float" office:value="1.85683945535835">
                <text:p>1.856839455358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500">
                <text:p>18500</text:p>
              </table:table-cell>
              <table:table-cell office:value-type="float" office:value="1.68013781849374">
                <text:p>1.680137818493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00">
                <text:p>19000</text:p>
              </table:table-cell>
              <table:table-cell office:value-type="float" office:value="1.52025156563045">
                <text:p>1.52025156563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500">
                <text:p>19500</text:p>
              </table:table-cell>
              <table:table-cell office:value-type="float" office:value="1.37558050141018">
                <text:p>1.375580501410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0">
                <text:p>20000</text:p>
              </table:table-cell>
              <table:table-cell office:value-type="float" office:value="1.2446767091966">
                <text:p>1.24467670919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500">
                <text:p>20500</text:p>
              </table:table-cell>
              <table:table-cell office:value-type="float" office:value="1.12623005983895">
                <text:p>1.126230059838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000">
                <text:p>21000</text:p>
              </table:table-cell>
              <table:table-cell office:value-type="float" office:value="1.01905509945916">
                <text:p>1.019055099459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500">
                <text:p>21500</text:p>
              </table:table-cell>
              <table:table-cell office:value-type="float" office:value="0.922079185031">
                <text:p>0.9220791850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000">
                <text:p>22000</text:p>
              </table:table-cell>
              <table:table-cell office:value-type="float" office:value="0.834331749008152">
                <text:p>0.8343317490081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500">
                <text:p>22500</text:p>
              </table:table-cell>
              <table:table-cell office:value-type="float" office:value="0.754934585557963">
                <text:p>0.7549345855579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000">
                <text:p>23000</text:p>
              </table:table-cell>
              <table:table-cell office:value-type="float" office:value="0.683093061182314">
                <text:p>0.6830930611823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500">
                <text:p>23500</text:p>
              </table:table-cell>
              <table:table-cell office:value-type="float" office:value="0.618088161758485">
                <text:p>0.6180881617584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00">
                <text:p>24000</text:p>
              </table:table-cell>
              <table:table-cell office:value-type="float" office:value="0.55926929640414">
                <text:p>0.559269296404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500">
                <text:p>24500</text:p>
              </table:table-cell>
              <table:table-cell office:value-type="float" office:value="0.50604778614511">
                <text:p>0.506047786145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000">
                <text:p>25000</text:p>
              </table:table-cell>
              <table:table-cell office:value-type="float" office:value="0.457890972218355">
                <text:p>0.457890972218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500">
                <text:p>25500</text:p>
              </table:table-cell>
              <table:table-cell office:value-type="float" office:value="0.414316885044032">
                <text:p>0.4143168850440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000">
                <text:p>26000</text:p>
              </table:table-cell>
              <table:table-cell office:value-type="float" office:value="0.374889420511943">
                <text:p>0.3748894205119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500">
                <text:p>26500</text:p>
              </table:table-cell>
              <table:table-cell office:value-type="float" office:value="0.339213975305023">
                <text:p>0.3392139753050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000">
                <text:p>27000</text:p>
              </table:table-cell>
              <table:table-cell office:value-type="float" office:value="0.306933497576711">
                <text:p>0.3069334975767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500">
                <text:p>27500</text:p>
              </table:table-cell>
              <table:table-cell office:value-type="float" office:value="0.277724913456058">
                <text:p>0.2777249134560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000">
                <text:p>28000</text:p>
              </table:table-cell>
              <table:table-cell office:value-type="float" office:value="0.25129589361584">
                <text:p>0.251295893615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500">
                <text:p>28500</text:p>
              </table:table-cell>
              <table:table-cell office:value-type="float" office:value="0.227381927542395">
                <text:p>0.2273819275423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000">
                <text:p>29000</text:p>
              </table:table-cell>
              <table:table-cell office:value-type="float" office:value="0.205743676225501">
                <text:p>0.2057436762255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500">
                <text:p>29500</text:p>
              </table:table-cell>
              <table:table-cell office:value-type="float" office:value="0.186164576773109">
                <text:p>0.1861645767731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000">
                <text:p>30000</text:p>
              </table:table-cell>
              <table:table-cell office:value-type="float" office:value="0.168448674977137">
                <text:p>0.1684486749771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